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ice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P01_mcgrm2425358</text:p>
          </table:table-cell>
          <table:table-cell table:number-columns-repeated="4"/>
          <table:table-cell office:value-type="float" office:value="0.661313" calcext:value-type="float">
            <text:p>0.661313</text:p>
          </table:table-cell>
          <table:table-cell table:formula="of:=AVERAGE([.F1:.F61])" office:value-type="float" office:value="0.823042639344262" calcext:value-type="float">
            <text:p>0.8230426393</text:p>
          </table:table-cell>
          <table:table-cell table:formula="of:=STDEV([.F1:.F61])" office:value-type="float" office:value="0.0878422735390033" calcext:value-type="float">
            <text:p>0.0878422735</text:p>
          </table:table-cell>
        </table:table-row>
        <table:table-row table:style-name="ro1">
          <table:table-cell office:value-type="string" calcext:value-type="string">
            <text:p>DICE:</text:p>
          </table:table-cell>
          <table:table-cell office:value-type="float" office:value="0.661313" calcext:value-type="float">
            <text:p>0.661313</text:p>
          </table:table-cell>
          <table:table-cell table:formula="of:=AVERAGE([.$B2:.$B7])" office:value-type="float" office:value="0.651285833333333" calcext:value-type="float">
            <text:p>0.6512858333</text:p>
          </table:table-cell>
          <table:table-cell table:formula="of:=STDEV([.$B2:.$B7])" office:value-type="float" office:value="0.0488853606201966" calcext:value-type="float">
            <text:p>0.0488853606</text:p>
          </table:table-cell>
          <table:table-cell/>
          <table:table-cell office:value-type="float" office:value="0.600592" calcext:value-type="float">
            <text:p>0.6005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E:</text:p>
          </table:table-cell>
          <table:table-cell office:value-type="float" office:value="0.600592" calcext:value-type="float">
            <text:p>0.600592</text:p>
          </table:table-cell>
          <table:table-cell table:number-columns-repeated="3"/>
          <table:table-cell office:value-type="float" office:value="0.653143" calcext:value-type="float">
            <text:p>0.653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E:</text:p>
          </table:table-cell>
          <table:table-cell office:value-type="float" office:value="0.653143" calcext:value-type="float">
            <text:p>0.653143</text:p>
          </table:table-cell>
          <table:table-cell table:number-columns-repeated="3"/>
          <table:table-cell office:value-type="float" office:value="0.681351" calcext:value-type="float">
            <text:p>0.6813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E:</text:p>
          </table:table-cell>
          <table:table-cell office:value-type="float" office:value="0.681351" calcext:value-type="float">
            <text:p>0.681351</text:p>
          </table:table-cell>
          <table:table-cell table:number-columns-repeated="3"/>
          <table:table-cell office:value-type="float" office:value="0.59111" calcext:value-type="float">
            <text:p>0.59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E:</text:p>
          </table:table-cell>
          <table:table-cell office:value-type="float" office:value="0.59111" calcext:value-type="float">
            <text:p>0.59111</text:p>
          </table:table-cell>
          <table:table-cell table:number-columns-repeated="3"/>
          <table:table-cell office:value-type="float" office:value="0.720206" calcext:value-type="float">
            <text:p>0.720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E:</text:p>
          </table:table-cell>
          <table:table-cell office:value-type="float" office:value="0.720206" calcext:value-type="float">
            <text:p>0.720206</text:p>
          </table:table-cell>
          <table:table-cell table:number-columns-repeated="3"/>
          <table:table-cell office:value-type="float" office:value="0.783133" calcext:value-type="float">
            <text:p>0.78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2_gustr3754511</text:p>
          </table:table-cell>
          <table:table-cell table:number-columns-repeated="4"/>
          <table:table-cell office:value-type="float" office:value="0.858885" calcext:value-type="float">
            <text:p>0.8588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E:</text:p>
          </table:table-cell>
          <table:table-cell office:value-type="float" office:value="0.783133" calcext:value-type="float">
            <text:p>0.783133</text:p>
          </table:table-cell>
          <table:table-cell table:formula="of:=AVERAGE([.$B9:.$B14])" office:value-type="float" office:value="0.842676333333333" calcext:value-type="float">
            <text:p>0.8426763333</text:p>
          </table:table-cell>
          <table:table-cell table:formula="of:=STDEV([.$B9:.$B14])" office:value-type="float" office:value="0.0329648109575448" calcext:value-type="float">
            <text:p>0.032964811</text:p>
          </table:table-cell>
          <table:table-cell/>
          <table:table-cell office:value-type="float" office:value="0.844526" calcext:value-type="float">
            <text:p>0.8445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E:</text:p>
          </table:table-cell>
          <table:table-cell office:value-type="float" office:value="0.858885" calcext:value-type="float">
            <text:p>0.858885</text:p>
          </table:table-cell>
          <table:table-cell table:number-columns-repeated="3"/>
          <table:table-cell office:value-type="float" office:value="0.879705" calcext:value-type="float">
            <text:p>0.8797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E:</text:p>
          </table:table-cell>
          <table:table-cell office:value-type="float" office:value="0.844526" calcext:value-type="float">
            <text:p>0.844526</text:p>
          </table:table-cell>
          <table:table-cell table:number-columns-repeated="3"/>
          <table:table-cell office:value-type="float" office:value="0.855877" calcext:value-type="float">
            <text:p>0.8558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E:</text:p>
          </table:table-cell>
          <table:table-cell office:value-type="float" office:value="0.879705" calcext:value-type="float">
            <text:p>0.879705</text:p>
          </table:table-cell>
          <table:table-cell table:number-columns-repeated="3"/>
          <table:table-cell office:value-type="float" office:value="0.833932" calcext:value-type="float">
            <text:p>0.8339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E:</text:p>
          </table:table-cell>
          <table:table-cell office:value-type="float" office:value="0.855877" calcext:value-type="float">
            <text:p>0.855877</text:p>
          </table:table-cell>
          <table:table-cell table:number-columns-repeated="3"/>
          <table:table-cell office:value-type="float" office:value="0.853054" calcext:value-type="float">
            <text:p>0.8530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E:</text:p>
          </table:table-cell>
          <table:table-cell office:value-type="float" office:value="0.833932" calcext:value-type="float">
            <text:p>0.833932</text:p>
          </table:table-cell>
          <table:table-cell table:number-columns-repeated="3"/>
          <table:table-cell office:value-type="float" office:value="0.82853" calcext:value-type="float">
            <text:p>0.828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3_rippg5522610</text:p>
          </table:table-cell>
          <table:table-cell table:number-columns-repeated="4"/>
          <table:table-cell office:value-type="float" office:value="0.7875" calcext:value-type="float">
            <text:p>0.7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E:</text:p>
          </table:table-cell>
          <table:table-cell office:value-type="float" office:value="0.853054" calcext:value-type="float">
            <text:p>0.853054</text:p>
          </table:table-cell>
          <table:table-cell table:formula="of:=AVERAGE([.$B16:.$B22])" office:value-type="float" office:value="0.797446285714286" calcext:value-type="float">
            <text:p>0.7974462857</text:p>
          </table:table-cell>
          <table:table-cell table:formula="of:=STDEV([.$B16:.$B22])" office:value-type="float" office:value="0.0393001557279115" calcext:value-type="float">
            <text:p>0.0393001557</text:p>
          </table:table-cell>
          <table:table-cell/>
          <table:table-cell office:value-type="float" office:value="0.816804" calcext:value-type="float">
            <text:p>0.8168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E:</text:p>
          </table:table-cell>
          <table:table-cell office:value-type="float" office:value="0.82853" calcext:value-type="float">
            <text:p>0.82853</text:p>
          </table:table-cell>
          <table:table-cell table:number-columns-repeated="3"/>
          <table:table-cell office:value-type="float" office:value="0.76531" calcext:value-type="float">
            <text:p>0.765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E:</text:p>
          </table:table-cell>
          <table:table-cell office:value-type="float" office:value="0.7875" calcext:value-type="float">
            <text:p>0.7875</text:p>
          </table:table-cell>
          <table:table-cell table:number-columns-repeated="3"/>
          <table:table-cell office:value-type="float" office:value="0.736685" calcext:value-type="float">
            <text:p>0.7366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E:</text:p>
          </table:table-cell>
          <table:table-cell office:value-type="float" office:value="0.816804" calcext:value-type="float">
            <text:p>0.816804</text:p>
          </table:table-cell>
          <table:table-cell table:number-columns-repeated="3"/>
          <table:table-cell office:value-type="float" office:value="0.794241" calcext:value-type="float">
            <text:p>0.7942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E:</text:p>
          </table:table-cell>
          <table:table-cell office:value-type="float" office:value="0.76531" calcext:value-type="float">
            <text:p>0.76531</text:p>
          </table:table-cell>
          <table:table-cell table:number-columns-repeated="3"/>
          <table:table-cell office:value-type="float" office:value="0.896905" calcext:value-type="float">
            <text:p>0.8969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E:</text:p>
          </table:table-cell>
          <table:table-cell office:value-type="float" office:value="0.736685" calcext:value-type="float">
            <text:p>0.736685</text:p>
          </table:table-cell>
          <table:table-cell table:number-columns-repeated="3"/>
          <table:table-cell office:value-type="float" office:value="0.900814" calcext:value-type="float">
            <text:p>0.9008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E:</text:p>
          </table:table-cell>
          <table:table-cell office:value-type="float" office:value="0.794241" calcext:value-type="float">
            <text:p>0.794241</text:p>
          </table:table-cell>
          <table:table-cell table:number-columns-repeated="3"/>
          <table:table-cell office:value-type="float" office:value="0.910304" calcext:value-type="float">
            <text:p>0.910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4_truoe4048834</text:p>
          </table:table-cell>
          <table:table-cell table:number-columns-repeated="4"/>
          <table:table-cell office:value-type="float" office:value="0.863551" calcext:value-type="float">
            <text:p>0.8635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5_costj5525338</text:p>
          </table:table-cell>
          <table:table-cell table:number-columns-repeated="4"/>
          <table:table-cell office:value-type="float" office:value="0.884971" calcext:value-type="float">
            <text:p>0.8849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E:</text:p>
          </table:table-cell>
          <table:table-cell office:value-type="float" office:value="0.896905" calcext:value-type="float">
            <text:p>0.896905</text:p>
          </table:table-cell>
          <table:table-cell table:formula="of:=AVERAGE([.$B25:.$B29])" office:value-type="float" office:value="0.891309" calcext:value-type="float">
            <text:p>0.891309</text:p>
          </table:table-cell>
          <table:table-cell table:formula="of:=STDEV([.$B25:.$B29])" office:value-type="float" office:value="0.0179801770986829" calcext:value-type="float">
            <text:p>0.0179801771</text:p>
          </table:table-cell>
          <table:table-cell/>
          <table:table-cell office:value-type="float" office:value="0.846974" calcext:value-type="float">
            <text:p>0.8469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E:</text:p>
          </table:table-cell>
          <table:table-cell office:value-type="float" office:value="0.900814" calcext:value-type="float">
            <text:p>0.900814</text:p>
          </table:table-cell>
          <table:table-cell table:number-columns-repeated="3"/>
          <table:table-cell office:value-type="float" office:value="0.83544" calcext:value-type="float">
            <text:p>0.835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E:</text:p>
          </table:table-cell>
          <table:table-cell office:value-type="float" office:value="0.910304" calcext:value-type="float">
            <text:p>0.910304</text:p>
          </table:table-cell>
          <table:table-cell table:number-columns-repeated="3"/>
          <table:table-cell office:value-type="float" office:value="0.827209" calcext:value-type="float">
            <text:p>0.827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E:</text:p>
          </table:table-cell>
          <table:table-cell office:value-type="float" office:value="0.863551" calcext:value-type="float">
            <text:p>0.863551</text:p>
          </table:table-cell>
          <table:table-cell table:number-columns-repeated="3"/>
          <table:table-cell office:value-type="float" office:value="0.774252" calcext:value-type="float">
            <text:p>0.7742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E:</text:p>
          </table:table-cell>
          <table:table-cell office:value-type="float" office:value="0.884971" calcext:value-type="float">
            <text:p>0.884971</text:p>
          </table:table-cell>
          <table:table-cell table:number-columns-repeated="3"/>
          <table:table-cell office:value-type="float" office:value="0.864927" calcext:value-type="float">
            <text:p>0.8649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7_lohmp4466535</text:p>
          </table:table-cell>
          <table:table-cell table:number-columns-repeated="4"/>
          <table:table-cell office:value-type="float" office:value="0.829845" calcext:value-type="float">
            <text:p>0.8298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E:</text:p>
          </table:table-cell>
          <table:table-cell office:value-type="float" office:value="0.846974" calcext:value-type="float">
            <text:p>0.846974</text:p>
          </table:table-cell>
          <table:table-cell table:formula="of:=AVERAGE([.$B31:.$B37])" office:value-type="float" office:value="0.82881" calcext:value-type="float">
            <text:p>0.82881</text:p>
          </table:table-cell>
          <table:table-cell table:formula="of:=STDEV([.$B31:.$B37])" office:value-type="float" office:value="0.0279643363470928" calcext:value-type="float">
            <text:p>0.0279643363</text:p>
          </table:table-cell>
          <table:table-cell/>
          <table:table-cell office:value-type="float" office:value="0.823023" calcext:value-type="float">
            <text:p>0.823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E:</text:p>
          </table:table-cell>
          <table:table-cell office:value-type="float" office:value="0.83544" calcext:value-type="float">
            <text:p>0.83544</text:p>
          </table:table-cell>
          <table:table-cell table:number-columns-repeated="3"/>
          <table:table-cell office:value-type="float" office:value="0.713572" calcext:value-type="float">
            <text:p>0.7135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E:</text:p>
          </table:table-cell>
          <table:table-cell office:value-type="float" office:value="0.827209" calcext:value-type="float">
            <text:p>0.827209</text:p>
          </table:table-cell>
          <table:table-cell table:number-columns-repeated="3"/>
          <table:table-cell office:value-type="float" office:value="0.704488" calcext:value-type="float">
            <text:p>0.7044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E:</text:p>
          </table:table-cell>
          <table:table-cell office:value-type="float" office:value="0.774252" calcext:value-type="float">
            <text:p>0.774252</text:p>
          </table:table-cell>
          <table:table-cell table:number-columns-repeated="3"/>
          <table:table-cell office:value-type="float" office:value="0.699125" calcext:value-type="float">
            <text:p>0.699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E:</text:p>
          </table:table-cell>
          <table:table-cell office:value-type="float" office:value="0.864927" calcext:value-type="float">
            <text:p>0.864927</text:p>
          </table:table-cell>
          <table:table-cell table:number-columns-repeated="3"/>
          <table:table-cell office:value-type="float" office:value="0.679017" calcext:value-type="float">
            <text:p>0.6790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E:</text:p>
          </table:table-cell>
          <table:table-cell office:value-type="float" office:value="0.829845" calcext:value-type="float">
            <text:p>0.829845</text:p>
          </table:table-cell>
          <table:table-cell table:number-columns-repeated="3"/>
          <table:table-cell office:value-type="float" office:value="0.697713" calcext:value-type="float">
            <text:p>0.6977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E:</text:p>
          </table:table-cell>
          <table:table-cell office:value-type="float" office:value="0.823023" calcext:value-type="float">
            <text:p>0.823023</text:p>
          </table:table-cell>
          <table:table-cell table:number-columns-repeated="3"/>
          <table:table-cell office:value-type="float" office:value="0.657907" calcext:value-type="float">
            <text:p>0.6579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8_pappn5596183</text:p>
          </table:table-cell>
          <table:table-cell table:number-columns-repeated="4"/>
          <table:table-cell office:value-type="float" office:value="0.883665" calcext:value-type="float">
            <text:p>0.8836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E:</text:p>
          </table:table-cell>
          <table:table-cell office:value-type="float" office:value="0.713572" calcext:value-type="float">
            <text:p>0.713572</text:p>
          </table:table-cell>
          <table:table-cell table:formula="of:=AVERAGE([.$B39:.$B44])" office:value-type="float" office:value="0.691970333333333" calcext:value-type="float">
            <text:p>0.6919703333</text:p>
          </table:table-cell>
          <table:table-cell table:formula="of:=STDEV([.$B39:.$B44])" office:value-type="float" office:value="0.0201771701649827" calcext:value-type="float">
            <text:p>0.0201771702</text:p>
          </table:table-cell>
          <table:table-cell/>
          <table:table-cell office:value-type="float" office:value="0.856893" calcext:value-type="float">
            <text:p>0.8568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E:</text:p>
          </table:table-cell>
          <table:table-cell office:value-type="float" office:value="0.704488" calcext:value-type="float">
            <text:p>0.704488</text:p>
          </table:table-cell>
          <table:table-cell table:number-columns-repeated="3"/>
          <table:table-cell office:value-type="float" office:value="0.916604" calcext:value-type="float">
            <text:p>0.9166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E:</text:p>
          </table:table-cell>
          <table:table-cell office:value-type="float" office:value="0.699125" calcext:value-type="float">
            <text:p>0.699125</text:p>
          </table:table-cell>
          <table:table-cell table:number-columns-repeated="3"/>
          <table:table-cell office:value-type="float" office:value="0.921183" calcext:value-type="float">
            <text:p>0.9211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E:</text:p>
          </table:table-cell>
          <table:table-cell office:value-type="float" office:value="0.679017" calcext:value-type="float">
            <text:p>0.679017</text:p>
          </table:table-cell>
          <table:table-cell table:number-columns-repeated="3"/>
          <table:table-cell office:value-type="float" office:value="0.870904" calcext:value-type="float">
            <text:p>0.8709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E:</text:p>
          </table:table-cell>
          <table:table-cell office:value-type="float" office:value="0.697713" calcext:value-type="float">
            <text:p>0.697713</text:p>
          </table:table-cell>
          <table:table-cell table:number-columns-repeated="3"/>
          <table:table-cell office:value-type="float" office:value="0.867536" calcext:value-type="float">
            <text:p>0.8675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E:</text:p>
          </table:table-cell>
          <table:table-cell office:value-type="float" office:value="0.657907" calcext:value-type="float">
            <text:p>0.657907</text:p>
          </table:table-cell>
          <table:table-cell table:number-columns-repeated="3"/>
          <table:table-cell office:value-type="float" office:value="0.878828" calcext:value-type="float">
            <text:p>0.8788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0_auffm1944781</text:p>
          </table:table-cell>
          <table:table-cell table:number-columns-repeated="4"/>
          <table:table-cell office:value-type="float" office:value="0.869357" calcext:value-type="float">
            <text:p>0.8693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E:</text:p>
          </table:table-cell>
          <table:table-cell office:value-type="float" office:value="0.883665" calcext:value-type="float">
            <text:p>0.883665</text:p>
          </table:table-cell>
          <table:table-cell table:formula="of:=AVERAGE([.$B46:.$B51])" office:value-type="float" office:value="0.886130833333333" calcext:value-type="float">
            <text:p>0.8861308333</text:p>
          </table:table-cell>
          <table:table-cell table:formula="of:=STDEV([.$B46:.$B51])" office:value-type="float" office:value="0.0268172473860884" calcext:value-type="float">
            <text:p>0.0268172474</text:p>
          </table:table-cell>
          <table:table-cell/>
          <table:table-cell office:value-type="float" office:value="0.844885" calcext:value-type="float">
            <text:p>0.8448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E:</text:p>
          </table:table-cell>
          <table:table-cell office:value-type="float" office:value="0.856893" calcext:value-type="float">
            <text:p>0.856893</text:p>
          </table:table-cell>
          <table:table-cell table:number-columns-repeated="3"/>
          <table:table-cell office:value-type="float" office:value="0.819339" calcext:value-type="float">
            <text:p>0.8193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E:</text:p>
          </table:table-cell>
          <table:table-cell office:value-type="float" office:value="0.916604" calcext:value-type="float">
            <text:p>0.916604</text:p>
          </table:table-cell>
          <table:table-cell table:number-columns-repeated="3"/>
          <table:table-cell office:value-type="float" office:value="0.914368" calcext:value-type="float">
            <text:p>0.9143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E:</text:p>
          </table:table-cell>
          <table:table-cell office:value-type="float" office:value="0.921183" calcext:value-type="float">
            <text:p>0.921183</text:p>
          </table:table-cell>
          <table:table-cell table:number-columns-repeated="3"/>
          <table:table-cell office:value-type="float" office:value="0.836903" calcext:value-type="float">
            <text:p>0.8369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E:</text:p>
          </table:table-cell>
          <table:table-cell office:value-type="float" office:value="0.870904" calcext:value-type="float">
            <text:p>0.870904</text:p>
          </table:table-cell>
          <table:table-cell table:number-columns-repeated="3"/>
          <table:table-cell office:value-type="float" office:value="0.844523" calcext:value-type="float">
            <text:p>0.8445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E:</text:p>
          </table:table-cell>
          <table:table-cell office:value-type="float" office:value="0.867536" calcext:value-type="float">
            <text:p>0.867536</text:p>
          </table:table-cell>
          <table:table-cell table:number-columns-repeated="3"/>
          <table:table-cell office:value-type="float" office:value="0.927326" calcext:value-type="float">
            <text:p>0.9273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4_oldhj5571839</text:p>
          </table:table-cell>
          <table:table-cell table:number-columns-repeated="4"/>
          <table:table-cell office:value-type="float" office:value="0.897187" calcext:value-type="float">
            <text:p>0.897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E:</text:p>
          </table:table-cell>
          <table:table-cell office:value-type="float" office:value="0.878828" calcext:value-type="float">
            <text:p>0.878828</text:p>
          </table:table-cell>
          <table:table-cell table:formula="of:=AVERAGE([.$B53:.$B57])" office:value-type="float" office:value="0.8653554" calcext:value-type="float">
            <text:p>0.8653554</text:p>
          </table:table-cell>
          <table:table-cell table:formula="of:=STDEV([.$B53:.$B57])" office:value-type="float" office:value="0.0358340098830706" calcext:value-type="float">
            <text:p>0.0358340099</text:p>
          </table:table-cell>
          <table:table-cell/>
          <table:table-cell office:value-type="float" office:value="0.882805" calcext:value-type="float">
            <text:p>0.8828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E:</text:p>
          </table:table-cell>
          <table:table-cell office:value-type="float" office:value="0.869357" calcext:value-type="float">
            <text:p>0.869357</text:p>
          </table:table-cell>
          <table:table-cell table:number-columns-repeated="3"/>
          <table:table-cell office:value-type="float" office:value="0.862789" calcext:value-type="float">
            <text:p>0.8627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E:</text:p>
          </table:table-cell>
          <table:table-cell office:value-type="float" office:value="0.844885" calcext:value-type="float">
            <text:p>0.844885</text:p>
          </table:table-cell>
          <table:table-cell table:number-columns-repeated="3"/>
          <table:table-cell office:value-type="float" office:value="0.877635" calcext:value-type="float">
            <text:p>0.8776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E:</text:p>
          </table:table-cell>
          <table:table-cell office:value-type="float" office:value="0.819339" calcext:value-type="float">
            <text:p>0.819339</text:p>
          </table:table-cell>
          <table:table-cell table:number-columns-repeated="3"/>
          <table:table-cell office:value-type="float" office:value="0.871167" calcext:value-type="float">
            <text:p>0.871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E:</text:p>
          </table:table-cell>
          <table:table-cell office:value-type="float" office:value="0.914368" calcext:value-type="float">
            <text:p>0.914368</text:p>
          </table:table-cell>
          <table:table-cell table:number-columns-repeated="3"/>
          <table:table-cell office:value-type="float" office:value="0.909132" calcext:value-type="float">
            <text:p>0.909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5_robej5587649</text:p>
          </table:table-cell>
          <table:table-cell table:number-columns-repeated="4"/>
          <table:table-cell office:value-type="float" office:value="0.930221" calcext:value-type="float">
            <text:p>0.9302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E:</text:p>
          </table:table-cell>
          <table:table-cell office:value-type="float" office:value="0.836903" calcext:value-type="float">
            <text:p>0.836903</text:p>
          </table:table-cell>
          <table:table-cell table:formula="of:=AVERAGE([.$B59:.$B64])" office:value-type="float" office:value="0.8752555" calcext:value-type="float">
            <text:p>0.8752555</text:p>
          </table:table-cell>
          <table:table-cell table:formula="of:=STDEV([.$B59:.$B64])" office:value-type="float" office:value="0.0341178459094357" calcext:value-type="float">
            <text:p>0.0341178459</text:p>
          </table:table-cell>
          <table:table-cell/>
          <table:table-cell office:value-type="float" office:value="0.924409" calcext:value-type="float">
            <text:p>0.9244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E:</text:p>
          </table:table-cell>
          <table:table-cell office:value-type="float" office:value="0.844523" calcext:value-type="float">
            <text:p>0.844523</text:p>
          </table:table-cell>
          <table:table-cell table:number-columns-repeated="3"/>
          <table:table-cell office:value-type="float" office:value="0.90712" calcext:value-type="float">
            <text:p>0.907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E:</text:p>
          </table:table-cell>
          <table:table-cell office:value-type="float" office:value="0.927326" calcext:value-type="float">
            <text:p>0.927326</text:p>
          </table:table-cell>
          <table:table-cell table:number-columns-repeated="3"/>
          <table:table-cell office:value-type="float" office:value="0.934888" calcext:value-type="float">
            <text:p>0.9348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E:</text:p>
          </table:table-cell>
          <table:table-cell office:value-type="float" office:value="0.897187" calcext:value-type="float">
            <text:p>0.8971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CE:</text:p>
          </table:table-cell>
          <table:table-cell office:value-type="float" office:value="0.882805" calcext:value-type="float">
            <text:p>0.8828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CE:</text:p>
          </table:table-cell>
          <table:table-cell office:value-type="float" office:value="0.862789" calcext:value-type="float">
            <text:p>0.8627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6_debig55896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CE:</text:p>
          </table:table-cell>
          <table:table-cell office:value-type="float" office:value="0.877635" calcext:value-type="float">
            <text:p>0.877635</text:p>
          </table:table-cell>
          <table:table-cell table:formula="of:=AVERAGE([.$B66:.$B72])" office:value-type="float" office:value="0.907796" calcext:value-type="float">
            <text:p>0.907796</text:p>
          </table:table-cell>
          <table:table-cell table:formula="of:=STDEV([.$B66:.$B72])" office:value-type="float" office:value="0.0250548075626216" calcext:value-type="float">
            <text:p>0.02505480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CE:</text:p>
          </table:table-cell>
          <table:table-cell office:value-type="float" office:value="0.871167" calcext:value-type="float">
            <text:p>0.871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CE:</text:p>
          </table:table-cell>
          <table:table-cell office:value-type="float" office:value="0.909132" calcext:value-type="float">
            <text:p>0.9091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CE:</text:p>
          </table:table-cell>
          <table:table-cell office:value-type="float" office:value="0.930221" calcext:value-type="float">
            <text:p>0.9302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CE:</text:p>
          </table:table-cell>
          <table:table-cell office:value-type="float" office:value="0.924409" calcext:value-type="float">
            <text:p>0.9244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CE:</text:p>
          </table:table-cell>
          <table:table-cell office:value-type="float" office:value="0.90712" calcext:value-type="float">
            <text:p>0.907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CE:</text:p>
          </table:table-cell>
          <table:table-cell office:value-type="float" office:value="0.934888" calcext:value-type="float">
            <text:p>0.934888</text:p>
          </table:table-cell>
          <table:table-cell table:number-columns-repeated="6"/>
        </table:table-row>
      </table:table>
      <table:table table:name="target_vol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P01_mcgrm242535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E</text:p>
          </table:table-cell>
          <table:table-cell office:value-type="float" office:value="0.000222" calcext:value-type="float">
            <text:p>0.000222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ZERO</text:p>
          </table:table-cell>
          <table:table-cell office:value-type="float" office:value="9736" calcext:value-type="float">
            <text:p>9736</text:p>
          </table:table-cell>
          <table:table-cell office:value-type="string" calcext:value-type="string">
            <text:p>NUMVOX</text:p>
          </table:table-cell>
          <table:table-cell office:value-type="float" office:value="43778048" calcext:value-type="float">
            <text:p>43778048</text:p>
          </table:table-cell>
          <table:table-cell office:value-type="string" calcext:value-type="string">
            <text:p>VOXDIMS</text:p>
          </table:table-cell>
          <table:table-cell table:number-columns-repeated="2" office:value-type="float" office:value="0.957031" calcext:value-type="float">
            <text:p>0.95703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VOXVOL</text:p>
          </table:table-cell>
          <table:table-cell table:formula="of:=[.L2]*[.M2]*[.N2]" office:value-type="float" office:value="2.2897708374025" calcext:value-type="float">
            <text:p>2.2897708374</text:p>
          </table:table-cell>
          <table:table-cell office:value-type="string" calcext:value-type="string">
            <text:p>TARGETVOL</text:p>
          </table:table-cell>
          <table:table-cell table:formula="of:=[.P$2]*[.H2]" office:value-type="float" office:value="22293.2088729507" calcext:value-type="float">
            <text:p>22293.20887295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E</text:p>
          </table:table-cell>
          <table:table-cell office:value-type="float" office:value="0.000255" calcext:value-type="float">
            <text:p>0.000255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ZERO</text:p>
          </table:table-cell>
          <table:table-cell office:value-type="float" office:value="11183" calcext:value-type="float">
            <text:p>11183</text:p>
          </table:table-cell>
          <table:table-cell office:value-type="string" calcext:value-type="string">
            <text:p>NUMVOX</text:p>
          </table:table-cell>
          <table:table-cell office:value-type="float" office:value="43778048" calcext:value-type="float">
            <text:p>43778048</text:p>
          </table:table-cell>
          <table:table-cell office:value-type="string" calcext:value-type="string">
            <text:p>VOXDIMS</text:p>
          </table:table-cell>
          <table:table-cell table:number-columns-repeated="3"/>
          <table:table-cell office:value-type="string" calcext:value-type="string">
            <text:p>VOXVOL</text:p>
          </table:table-cell>
          <table:table-cell/>
          <table:table-cell office:value-type="string" calcext:value-type="string">
            <text:p>TARGETVOL</text:p>
          </table:table-cell>
          <table:table-cell table:formula="of:=[.P$2]*[.H3]" office:value-type="float" office:value="25606.5072746722" calcext:value-type="float">
            <text:p>25606.5072746722</text:p>
          </table:table-cell>
          <table:table-cell table:formula="of:=100*([.R3]-[.R$2])/[.R$2]" office:value-type="float" office:value="14.8623664749384" calcext:value-type="float">
            <text:p>14.8623664749</text:p>
          </table:table-cell>
          <table:table-cell table:formula="of:=AVERAGE([.S3:.S8])" office:value-type="float" office:value="11.6218159408381" calcext:value-type="float">
            <text:p>11.621815940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E</text:p>
          </table:table-cell>
          <table:table-cell office:value-type="float" office:value="0.000256" calcext:value-type="float">
            <text:p>0.000256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ZERO</text:p>
          </table:table-cell>
          <table:table-cell office:value-type="float" office:value="11200" calcext:value-type="float">
            <text:p>11200</text:p>
          </table:table-cell>
          <table:table-cell office:value-type="string" calcext:value-type="string">
            <text:p>NUMVOX</text:p>
          </table:table-cell>
          <table:table-cell office:value-type="float" office:value="43778048" calcext:value-type="float">
            <text:p>43778048</text:p>
          </table:table-cell>
          <table:table-cell office:value-type="string" calcext:value-type="string">
            <text:p>VOXDIMS</text:p>
          </table:table-cell>
          <table:table-cell table:number-columns-repeated="3"/>
          <table:table-cell office:value-type="string" calcext:value-type="string">
            <text:p>VOXVOL</text:p>
          </table:table-cell>
          <table:table-cell/>
          <table:table-cell office:value-type="string" calcext:value-type="string">
            <text:p>TARGETVOL</text:p>
          </table:table-cell>
          <table:table-cell table:formula="of:=[.P$2]*[.H4]" office:value-type="float" office:value="25645.433378908" calcext:value-type="float">
            <text:p>25645.433378908</text:p>
          </table:table-cell>
          <table:table-cell table:formula="of:=100*([.R4]-[.R$2])/[.R$2]" office:value-type="float" office:value="15.0369761709121" calcext:value-type="float">
            <text:p>15.0369761709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E</text:p>
          </table:table-cell>
          <table:table-cell office:value-type="float" office:value="0.000258" calcext:value-type="float">
            <text:p>0.000258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ZERO</text:p>
          </table:table-cell>
          <table:table-cell office:value-type="float" office:value="11313" calcext:value-type="float">
            <text:p>11313</text:p>
          </table:table-cell>
          <table:table-cell office:value-type="string" calcext:value-type="string">
            <text:p>NUMVOX</text:p>
          </table:table-cell>
          <table:table-cell office:value-type="float" office:value="43778048" calcext:value-type="float">
            <text:p>43778048</text:p>
          </table:table-cell>
          <table:table-cell office:value-type="string" calcext:value-type="string">
            <text:p>VOXDIMS</text:p>
          </table:table-cell>
          <table:table-cell table:number-columns-repeated="3"/>
          <table:table-cell office:value-type="string" calcext:value-type="string">
            <text:p>VOXVOL</text:p>
          </table:table-cell>
          <table:table-cell/>
          <table:table-cell office:value-type="string" calcext:value-type="string">
            <text:p>TARGETVOL</text:p>
          </table:table-cell>
          <table:table-cell table:formula="of:=[.P$2]*[.H5]" office:value-type="float" office:value="25904.1774835345" calcext:value-type="float">
            <text:p>25904.1774835345</text:p>
          </table:table-cell>
          <table:table-cell table:formula="of:=100*([.R5]-[.R$2])/[.R$2]" office:value-type="float" office:value="16.1976170912079" calcext:value-type="float">
            <text:p>16.1976170912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E</text:p>
          </table:table-cell>
          <table:table-cell office:value-type="float" office:value="0.000238" calcext:value-type="float">
            <text:p>0.000238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ZERO</text:p>
          </table:table-cell>
          <table:table-cell office:value-type="float" office:value="10421" calcext:value-type="float">
            <text:p>10421</text:p>
          </table:table-cell>
          <table:table-cell office:value-type="string" calcext:value-type="string">
            <text:p>NUMVOX</text:p>
          </table:table-cell>
          <table:table-cell office:value-type="float" office:value="43778048" calcext:value-type="float">
            <text:p>43778048</text:p>
          </table:table-cell>
          <table:table-cell office:value-type="string" calcext:value-type="string">
            <text:p>VOXDIMS</text:p>
          </table:table-cell>
          <table:table-cell table:number-columns-repeated="3"/>
          <table:table-cell office:value-type="string" calcext:value-type="string">
            <text:p>VOXVOL</text:p>
          </table:table-cell>
          <table:table-cell/>
          <table:table-cell office:value-type="string" calcext:value-type="string">
            <text:p>TARGETVOL</text:p>
          </table:table-cell>
          <table:table-cell table:formula="of:=[.P$2]*[.H6]" office:value-type="float" office:value="23861.7018965714" calcext:value-type="float">
            <text:p>23861.7018965714</text:p>
          </table:table-cell>
          <table:table-cell table:formula="of:=100*([.R6]-[.R$2])/[.R$2]" office:value-type="float" office:value="7.03574363188167" calcext:value-type="float">
            <text:p>7.0357436319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E</text:p>
          </table:table-cell>
          <table:table-cell office:value-type="float" office:value="0.000242" calcext:value-type="float">
            <text:p>0.000242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ZERO</text:p>
          </table:table-cell>
          <table:table-cell office:value-type="float" office:value="10602" calcext:value-type="float">
            <text:p>10602</text:p>
          </table:table-cell>
          <table:table-cell office:value-type="string" calcext:value-type="string">
            <text:p>NUMVOX</text:p>
          </table:table-cell>
          <table:table-cell office:value-type="float" office:value="43778048" calcext:value-type="float">
            <text:p>43778048</text:p>
          </table:table-cell>
          <table:table-cell office:value-type="string" calcext:value-type="string">
            <text:p>VOXDIMS</text:p>
          </table:table-cell>
          <table:table-cell table:number-columns-repeated="3"/>
          <table:table-cell office:value-type="string" calcext:value-type="string">
            <text:p>VOXVOL</text:p>
          </table:table-cell>
          <table:table-cell/>
          <table:table-cell office:value-type="string" calcext:value-type="string">
            <text:p>TARGETVOL</text:p>
          </table:table-cell>
          <table:table-cell table:formula="of:=[.P$2]*[.H7]" office:value-type="float" office:value="24276.1504181413" calcext:value-type="float">
            <text:p>24276.1504181413</text:p>
          </table:table-cell>
          <table:table-cell table:formula="of:=100*([.R7]-[.R$2])/[.R$2]" office:value-type="float" office:value="8.8948233360723" calcext:value-type="float">
            <text:p>8.8948233361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E</text:p>
          </table:table-cell>
          <table:table-cell office:value-type="float" office:value="0.00024" calcext:value-type="float">
            <text:p>0.00024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ZERO</text:p>
          </table:table-cell>
          <table:table-cell office:value-type="float" office:value="10486" calcext:value-type="float">
            <text:p>10486</text:p>
          </table:table-cell>
          <table:table-cell office:value-type="string" calcext:value-type="string">
            <text:p>NUMVOX</text:p>
          </table:table-cell>
          <table:table-cell office:value-type="float" office:value="43778048" calcext:value-type="float">
            <text:p>43778048</text:p>
          </table:table-cell>
          <table:table-cell office:value-type="string" calcext:value-type="string">
            <text:p>VOXDIMS</text:p>
          </table:table-cell>
          <table:table-cell table:number-columns-repeated="3"/>
          <table:table-cell office:value-type="string" calcext:value-type="string">
            <text:p>VOXVOL</text:p>
          </table:table-cell>
          <table:table-cell/>
          <table:table-cell office:value-type="string" calcext:value-type="string">
            <text:p>TARGETVOL</text:p>
          </table:table-cell>
          <table:table-cell table:formula="of:=[.P$2]*[.H8]" office:value-type="float" office:value="24010.5370010026" calcext:value-type="float">
            <text:p>24010.5370010026</text:p>
          </table:table-cell>
          <table:table-cell table:formula="of:=100*([.R8]-[.R$2])/[.R$2]" office:value-type="float" office:value="7.70336894001643" calcext:value-type="float">
            <text:p>7.70336894</text:p>
          </table:table-cell>
          <table:table-cell/>
        </table:table-row>
        <table:table-row table:style-name="ro1">
          <table:table-cell office:value-type="string" calcext:value-type="string">
            <text:p>P02_gustr375451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E</text:p>
          </table:table-cell>
          <table:table-cell office:value-type="float" office:value="0.000088" calcext:value-type="float">
            <text:p>0.000088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ZERO</text:p>
          </table:table-cell>
          <table:table-cell office:value-type="float" office:value="3763" calcext:value-type="float">
            <text:p>3763</text:p>
          </table:table-cell>
          <table:table-cell office:value-type="string" calcext:value-type="string">
            <text:p>NUMVOX</text:p>
          </table:table-cell>
          <table:table-cell office:value-type="float" office:value="42729472" calcext:value-type="float">
            <text:p>42729472</text:p>
          </table:table-cell>
          <table:table-cell office:value-type="string" calcext:value-type="string">
            <text:p>VOXDIMS</text:p>
          </table:table-cell>
          <table:table-cell table:number-columns-repeated="2" office:value-type="float" office:value="0.977" calcext:value-type="float">
            <text:p>0.977</text:p>
          </table:table-cell>
          <table:table-cell office:value-type="float" office:value="2.50101" calcext:value-type="float">
            <text:p>2.50101</text:p>
          </table:table-cell>
          <table:table-cell office:value-type="string" calcext:value-type="string">
            <text:p>VOXVOL</text:p>
          </table:table-cell>
          <table:table-cell table:formula="of:=[.L10]*[.M10]*[.N10]" office:value-type="float" office:value="2.38728657429" calcext:value-type="float">
            <text:p>2.3872865743</text:p>
          </table:table-cell>
          <table:table-cell office:value-type="string" calcext:value-type="string">
            <text:p>TARGETVOL</text:p>
          </table:table-cell>
          <table:table-cell table:formula="of:=[.P$2]*[.H10]" office:value-type="float" office:value="8616.40766114561" calcext:value-type="float">
            <text:p>8616.40766114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E</text:p>
          </table:table-cell>
          <table:table-cell office:value-type="float" office:value="0.000114" calcext:value-type="float">
            <text:p>0.000114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ZERO</text:p>
          </table:table-cell>
          <table:table-cell office:value-type="float" office:value="4869" calcext:value-type="float">
            <text:p>4869</text:p>
          </table:table-cell>
          <table:table-cell office:value-type="string" calcext:value-type="string">
            <text:p>NUMVOX</text:p>
          </table:table-cell>
          <table:table-cell office:value-type="float" office:value="42729472" calcext:value-type="float">
            <text:p>42729472</text:p>
          </table:table-cell>
          <table:table-cell office:value-type="string" calcext:value-type="string">
            <text:p>VOXDIMS</text:p>
          </table:table-cell>
          <table:table-cell table:number-columns-repeated="3"/>
          <table:table-cell office:value-type="string" calcext:value-type="string">
            <text:p>VOXVOL</text:p>
          </table:table-cell>
          <table:table-cell/>
          <table:table-cell office:value-type="string" calcext:value-type="string">
            <text:p>TARGETVOL</text:p>
          </table:table-cell>
          <table:table-cell table:formula="of:=[.P$2]*[.H11]" office:value-type="float" office:value="11148.8942073128" calcext:value-type="float">
            <text:p>11148.8942073128</text:p>
          </table:table-cell>
          <table:table-cell table:formula="of:=100*([.R11]-[.R$10])/[.R$10]" office:value-type="float" office:value="29.3914429976083" calcext:value-type="float">
            <text:p>29.3914429976</text:p>
          </table:table-cell>
          <table:table-cell table:formula="of:=AVERAGE([.S11:.S16])" office:value-type="float" office:value="19.0273717778368" calcext:value-type="float">
            <text:p>19.027371777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E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ZERO</text:p>
          </table:table-cell>
          <table:table-cell office:value-type="float" office:value="4273" calcext:value-type="float">
            <text:p>4273</text:p>
          </table:table-cell>
          <table:table-cell office:value-type="string" calcext:value-type="string">
            <text:p>NUMVOX</text:p>
          </table:table-cell>
          <table:table-cell office:value-type="float" office:value="42729472" calcext:value-type="float">
            <text:p>42729472</text:p>
          </table:table-cell>
          <table:table-cell office:value-type="string" calcext:value-type="string">
            <text:p>VOXDIMS</text:p>
          </table:table-cell>
          <table:table-cell table:number-columns-repeated="3"/>
          <table:table-cell office:value-type="string" calcext:value-type="string">
            <text:p>VOXVOL</text:p>
          </table:table-cell>
          <table:table-cell/>
          <table:table-cell office:value-type="string" calcext:value-type="string">
            <text:p>TARGETVOL</text:p>
          </table:table-cell>
          <table:table-cell table:formula="of:=[.P$2]*[.H12]" office:value-type="float" office:value="9784.19078822088" calcext:value-type="float">
            <text:p>9784.1907882209</text:p>
          </table:table-cell>
          <table:table-cell table:formula="of:=100*([.R12]-[.R$10])/[.R$10]" office:value-type="float" office:value="13.5530162104704" calcext:value-type="float">
            <text:p>13.5530162105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E</text:p>
          </table:table-cell>
          <table:table-cell office:value-type="float" office:value="0.000104" calcext:value-type="float">
            <text:p>0.000104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ZERO</text:p>
          </table:table-cell>
          <table:table-cell office:value-type="float" office:value="4457" calcext:value-type="float">
            <text:p>4457</text:p>
          </table:table-cell>
          <table:table-cell office:value-type="string" calcext:value-type="string">
            <text:p>NUMVOX</text:p>
          </table:table-cell>
          <table:table-cell office:value-type="float" office:value="42729472" calcext:value-type="float">
            <text:p>42729472</text:p>
          </table:table-cell>
          <table:table-cell office:value-type="string" calcext:value-type="string">
            <text:p>VOXDIMS</text:p>
          </table:table-cell>
          <table:table-cell table:number-columns-repeated="3"/>
          <table:table-cell office:value-type="string" calcext:value-type="string">
            <text:p>VOXVOL</text:p>
          </table:table-cell>
          <table:table-cell/>
          <table:table-cell office:value-type="string" calcext:value-type="string">
            <text:p>TARGETVOL</text:p>
          </table:table-cell>
          <table:table-cell table:formula="of:=[.P$2]*[.H13]" office:value-type="float" office:value="10205.5086223029" calcext:value-type="float">
            <text:p>10205.5086223029</text:p>
          </table:table-cell>
          <table:table-cell table:formula="of:=100*([.R13]-[.R$10])/[.R$10]" office:value-type="float" office:value="18.4427318628754" calcext:value-type="float">
            <text:p>18.4427318629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E</text:p>
          </table:table-cell>
          <table:table-cell office:value-type="float" office:value="0.000096" calcext:value-type="float">
            <text:p>0.000096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ZERO</text:p>
          </table:table-cell>
          <table:table-cell office:value-type="float" office:value="4101" calcext:value-type="float">
            <text:p>4101</text:p>
          </table:table-cell>
          <table:table-cell office:value-type="string" calcext:value-type="string">
            <text:p>NUMVOX</text:p>
          </table:table-cell>
          <table:table-cell office:value-type="float" office:value="42729472" calcext:value-type="float">
            <text:p>42729472</text:p>
          </table:table-cell>
          <table:table-cell office:value-type="string" calcext:value-type="string">
            <text:p>VOXDIMS</text:p>
          </table:table-cell>
          <table:table-cell table:number-columns-repeated="3"/>
          <table:table-cell office:value-type="string" calcext:value-type="string">
            <text:p>VOXVOL</text:p>
          </table:table-cell>
          <table:table-cell/>
          <table:table-cell office:value-type="string" calcext:value-type="string">
            <text:p>TARGETVOL</text:p>
          </table:table-cell>
          <table:table-cell table:formula="of:=[.P$2]*[.H14]" office:value-type="float" office:value="9390.35020418765" calcext:value-type="float">
            <text:p>9390.3502041877</text:p>
          </table:table-cell>
          <table:table-cell table:formula="of:=100*([.R14]-[.R$10])/[.R$10]" office:value-type="float" office:value="8.98219505713527" calcext:value-type="float">
            <text:p>8.9821950571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E</text:p>
          </table:table-cell>
          <table:table-cell office:value-type="float" office:value="0.000107" calcext:value-type="float">
            <text:p>0.000107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ZERO</text:p>
          </table:table-cell>
          <table:table-cell office:value-type="float" office:value="4591" calcext:value-type="float">
            <text:p>4591</text:p>
          </table:table-cell>
          <table:table-cell office:value-type="string" calcext:value-type="string">
            <text:p>NUMVOX</text:p>
          </table:table-cell>
          <table:table-cell office:value-type="float" office:value="42729472" calcext:value-type="float">
            <text:p>42729472</text:p>
          </table:table-cell>
          <table:table-cell office:value-type="string" calcext:value-type="string">
            <text:p>VOXDIMS</text:p>
          </table:table-cell>
          <table:table-cell table:number-columns-repeated="3"/>
          <table:table-cell office:value-type="string" calcext:value-type="string">
            <text:p>VOXVOL</text:p>
          </table:table-cell>
          <table:table-cell/>
          <table:table-cell office:value-type="string" calcext:value-type="string">
            <text:p>TARGETVOL</text:p>
          </table:table-cell>
          <table:table-cell table:formula="of:=[.P$2]*[.H15]" office:value-type="float" office:value="10512.3379145149" calcext:value-type="float">
            <text:p>10512.3379145149</text:p>
          </table:table-cell>
          <table:table-cell table:formula="of:=100*([.R15]-[.R$10])/[.R$10]" office:value-type="float" office:value="22.0037204358225" calcext:value-type="float">
            <text:p>22.0037204358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E</text:p>
          </table:table-cell>
          <table:table-cell office:value-type="float" office:value="0.000107" calcext:value-type="float">
            <text:p>0.000107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ZERO</text:p>
          </table:table-cell>
          <table:table-cell office:value-type="float" office:value="4583" calcext:value-type="float">
            <text:p>4583</text:p>
          </table:table-cell>
          <table:table-cell office:value-type="string" calcext:value-type="string">
            <text:p>NUMVOX</text:p>
          </table:table-cell>
          <table:table-cell office:value-type="float" office:value="42729472" calcext:value-type="float">
            <text:p>42729472</text:p>
          </table:table-cell>
          <table:table-cell office:value-type="string" calcext:value-type="string">
            <text:p>VOXDIMS</text:p>
          </table:table-cell>
          <table:table-cell table:number-columns-repeated="3"/>
          <table:table-cell office:value-type="string" calcext:value-type="string">
            <text:p>VOXVOL</text:p>
          </table:table-cell>
          <table:table-cell/>
          <table:table-cell office:value-type="string" calcext:value-type="string">
            <text:p>TARGETVOL</text:p>
          </table:table-cell>
          <table:table-cell table:formula="of:=[.P$2]*[.H16]" office:value-type="float" office:value="10494.0197478157" calcext:value-type="float">
            <text:p>10494.0197478157</text:p>
          </table:table-cell>
          <table:table-cell table:formula="of:=100*([.R16]-[.R$10])/[.R$10]" office:value-type="float" office:value="21.7911241031092" calcext:value-type="float">
            <text:p>21.7911241031</text:p>
          </table:table-cell>
          <table:table-cell/>
        </table:table-row>
        <table:table-row table:style-name="ro1">
          <table:table-cell office:value-type="string" calcext:value-type="string">
            <text:p>P03_rippg552261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E</text:p>
          </table:table-cell>
          <table:table-cell office:value-type="float" office:value="0.000405" calcext:value-type="float">
            <text:p>0.000405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ZERO</text:p>
          </table:table-cell>
          <table:table-cell office:value-type="float" office:value="12852" calcext:value-type="float">
            <text:p>12852</text:p>
          </table:table-cell>
          <table:table-cell office:value-type="string" calcext:value-type="string">
            <text:p>NUMVOX</text:p>
          </table:table-cell>
          <table:table-cell office:value-type="float" office:value="31719424" calcext:value-type="float">
            <text:p>31719424</text:p>
          </table:table-cell>
          <table:table-cell office:value-type="string" calcext:value-type="string">
            <text:p>VOXDIMS</text:p>
          </table:table-cell>
          <table:table-cell table:number-columns-repeated="2" office:value-type="float" office:value="0.976562" calcext:value-type="float">
            <text:p>0.976562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VOXVOL</text:p>
          </table:table-cell>
          <table:table-cell table:formula="of:=[.L18]*[.M18]*[.N18]" office:value-type="float" office:value="2.38418334961" calcext:value-type="float">
            <text:p>2.3841833496</text:p>
          </table:table-cell>
          <table:table-cell office:value-type="string" calcext:value-type="string">
            <text:p>TARGETVOL</text:p>
          </table:table-cell>
          <table:table-cell table:formula="of:=[.P$2]*[.H18]" office:value-type="float" office:value="29428.1348022969" calcext:value-type="float">
            <text:p>29428.13480229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E</text:p>
          </table:table-cell>
          <table:table-cell office:value-type="float" office:value="0.000344" calcext:value-type="float">
            <text:p>0.000344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ZERO</text:p>
          </table:table-cell>
          <table:table-cell office:value-type="float" office:value="10905" calcext:value-type="float">
            <text:p>10905</text:p>
          </table:table-cell>
          <table:table-cell office:value-type="string" calcext:value-type="string">
            <text:p>NUMVOX</text:p>
          </table:table-cell>
          <table:table-cell office:value-type="float" office:value="31719424" calcext:value-type="float">
            <text:p>31719424</text:p>
          </table:table-cell>
          <table:table-cell office:value-type="string" calcext:value-type="string">
            <text:p>VOXDIMS</text:p>
          </table:table-cell>
          <table:table-cell table:number-columns-repeated="3"/>
          <table:table-cell office:value-type="string" calcext:value-type="string">
            <text:p>VOXVOL</text:p>
          </table:table-cell>
          <table:table-cell/>
          <table:table-cell office:value-type="string" calcext:value-type="string">
            <text:p>TARGETVOL</text:p>
          </table:table-cell>
          <table:table-cell table:formula="of:=[.P$2]*[.H19]" office:value-type="float" office:value="24969.9509818743" calcext:value-type="float">
            <text:p>24969.9509818743</text:p>
          </table:table-cell>
          <table:table-cell table:formula="of:=100*([.R19]-[.R$18])/[.R$18]" office:value-type="float" office:value="-15.1493930905696" calcext:value-type="float">
            <text:p>-15.1493930906</text:p>
          </table:table-cell>
          <table:table-cell table:formula="of:=AVERAGE([.S19:.S25])" office:value-type="float" office:value="-12.2715752967854" calcext:value-type="float">
            <text:p>-12.271575296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E</text:p>
          </table:table-cell>
          <table:table-cell office:value-type="float" office:value="0.000351" calcext:value-type="float">
            <text:p>0.000351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ZERO</text:p>
          </table:table-cell>
          <table:table-cell office:value-type="float" office:value="11123" calcext:value-type="float">
            <text:p>11123</text:p>
          </table:table-cell>
          <table:table-cell office:value-type="string" calcext:value-type="string">
            <text:p>NUMVOX</text:p>
          </table:table-cell>
          <table:table-cell office:value-type="float" office:value="31719424" calcext:value-type="float">
            <text:p>31719424</text:p>
          </table:table-cell>
          <table:table-cell office:value-type="string" calcext:value-type="string">
            <text:p>VOXDIMS</text:p>
          </table:table-cell>
          <table:table-cell table:number-columns-repeated="3"/>
          <table:table-cell office:value-type="string" calcext:value-type="string">
            <text:p>VOXVOL</text:p>
          </table:table-cell>
          <table:table-cell/>
          <table:table-cell office:value-type="string" calcext:value-type="string">
            <text:p>TARGETVOL</text:p>
          </table:table-cell>
          <table:table-cell table:formula="of:=[.P$2]*[.H20]" office:value-type="float" office:value="25469.121024428" calcext:value-type="float">
            <text:p>25469.121024428</text:p>
          </table:table-cell>
          <table:table-cell table:formula="of:=100*([.R20]-[.R$18])/[.R$18]" office:value-type="float" office:value="-13.4531590413943" calcext:value-type="float">
            <text:p>-13.4531590414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E</text:p>
          </table:table-cell>
          <table:table-cell office:value-type="float" office:value="0.000357" calcext:value-type="float">
            <text:p>0.000357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ZERO</text:p>
          </table:table-cell>
          <table:table-cell office:value-type="float" office:value="11308" calcext:value-type="float">
            <text:p>11308</text:p>
          </table:table-cell>
          <table:table-cell office:value-type="string" calcext:value-type="string">
            <text:p>NUMVOX</text:p>
          </table:table-cell>
          <table:table-cell office:value-type="float" office:value="31719424" calcext:value-type="float">
            <text:p>31719424</text:p>
          </table:table-cell>
          <table:table-cell office:value-type="string" calcext:value-type="string">
            <text:p>VOXDIMS</text:p>
          </table:table-cell>
          <table:table-cell table:number-columns-repeated="3"/>
          <table:table-cell office:value-type="string" calcext:value-type="string">
            <text:p>VOXVOL</text:p>
          </table:table-cell>
          <table:table-cell/>
          <table:table-cell office:value-type="string" calcext:value-type="string">
            <text:p>TARGETVOL</text:p>
          </table:table-cell>
          <table:table-cell table:formula="of:=[.P$2]*[.H21]" office:value-type="float" office:value="25892.7286293475" calcext:value-type="float">
            <text:p>25892.7286293475</text:p>
          </table:table-cell>
          <table:table-cell table:formula="of:=100*([.R21]-[.R$18])/[.R$18]" office:value-type="float" office:value="-12.0136943666355" calcext:value-type="float">
            <text:p>-12.0136943666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E</text:p>
          </table:table-cell>
          <table:table-cell office:value-type="float" office:value="0.000358" calcext:value-type="float">
            <text:p>0.000358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ZERO</text:p>
          </table:table-cell>
          <table:table-cell office:value-type="float" office:value="11357" calcext:value-type="float">
            <text:p>11357</text:p>
          </table:table-cell>
          <table:table-cell office:value-type="string" calcext:value-type="string">
            <text:p>NUMVOX</text:p>
          </table:table-cell>
          <table:table-cell office:value-type="float" office:value="31719424" calcext:value-type="float">
            <text:p>31719424</text:p>
          </table:table-cell>
          <table:table-cell office:value-type="string" calcext:value-type="string">
            <text:p>VOXDIMS</text:p>
          </table:table-cell>
          <table:table-cell table:number-columns-repeated="3"/>
          <table:table-cell office:value-type="string" calcext:value-type="string">
            <text:p>VOXVOL</text:p>
          </table:table-cell>
          <table:table-cell/>
          <table:table-cell office:value-type="string" calcext:value-type="string">
            <text:p>TARGETVOL</text:p>
          </table:table-cell>
          <table:table-cell table:formula="of:=[.P$2]*[.H22]" office:value-type="float" office:value="26004.9274003802" calcext:value-type="float">
            <text:p>26004.9274003802</text:p>
          </table:table-cell>
          <table:table-cell table:formula="of:=100*([.R22]-[.R$18])/[.R$18]" office:value-type="float" office:value="-11.6324307500778" calcext:value-type="float">
            <text:p>-11.6324307501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E</text:p>
          </table:table-cell>
          <table:table-cell office:value-type="float" office:value="0.000343" calcext:value-type="float">
            <text:p>0.000343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ZERO</text:p>
          </table:table-cell>
          <table:table-cell office:value-type="float" office:value="10890" calcext:value-type="float">
            <text:p>10890</text:p>
          </table:table-cell>
          <table:table-cell office:value-type="string" calcext:value-type="string">
            <text:p>NUMVOX</text:p>
          </table:table-cell>
          <table:table-cell office:value-type="float" office:value="31719424" calcext:value-type="float">
            <text:p>31719424</text:p>
          </table:table-cell>
          <table:table-cell office:value-type="string" calcext:value-type="string">
            <text:p>VOXDIMS</text:p>
          </table:table-cell>
          <table:table-cell table:number-columns-repeated="3"/>
          <table:table-cell office:value-type="string" calcext:value-type="string">
            <text:p>VOXVOL</text:p>
          </table:table-cell>
          <table:table-cell/>
          <table:table-cell office:value-type="string" calcext:value-type="string">
            <text:p>TARGETVOL</text:p>
          </table:table-cell>
          <table:table-cell table:formula="of:=[.P$2]*[.H23]" office:value-type="float" office:value="24935.6044193132" calcext:value-type="float">
            <text:p>24935.6044193132</text:p>
          </table:table-cell>
          <table:table-cell table:formula="of:=100*([.R23]-[.R$18])/[.R$18]" office:value-type="float" office:value="-15.266106442577" calcext:value-type="float">
            <text:p>-15.2661064426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E</text:p>
          </table:table-cell>
          <table:table-cell office:value-type="float" office:value="0.000355" calcext:value-type="float">
            <text:p>0.000355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ZERO</text:p>
          </table:table-cell>
          <table:table-cell office:value-type="float" office:value="11256" calcext:value-type="float">
            <text:p>11256</text:p>
          </table:table-cell>
          <table:table-cell office:value-type="string" calcext:value-type="string">
            <text:p>NUMVOX</text:p>
          </table:table-cell>
          <table:table-cell office:value-type="float" office:value="31719424" calcext:value-type="float">
            <text:p>31719424</text:p>
          </table:table-cell>
          <table:table-cell office:value-type="string" calcext:value-type="string">
            <text:p>VOXDIMS</text:p>
          </table:table-cell>
          <table:table-cell table:number-columns-repeated="3"/>
          <table:table-cell office:value-type="string" calcext:value-type="string">
            <text:p>VOXVOL</text:p>
          </table:table-cell>
          <table:table-cell/>
          <table:table-cell office:value-type="string" calcext:value-type="string">
            <text:p>TARGETVOL</text:p>
          </table:table-cell>
          <table:table-cell table:formula="of:=[.P$2]*[.H24]" office:value-type="float" office:value="25773.6605458025" calcext:value-type="float">
            <text:p>25773.6605458025</text:p>
          </table:table-cell>
          <table:table-cell table:formula="of:=100*([.R24]-[.R$18])/[.R$18]" office:value-type="float" office:value="-12.4183006535948" calcext:value-type="float">
            <text:p>-12.4183006536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E</text:p>
          </table:table-cell>
          <table:table-cell office:value-type="float" office:value="0.000381" calcext:value-type="float">
            <text:p>0.000381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ZERO</text:p>
          </table:table-cell>
          <table:table-cell office:value-type="float" office:value="12085" calcext:value-type="float">
            <text:p>12085</text:p>
          </table:table-cell>
          <table:table-cell office:value-type="string" calcext:value-type="string">
            <text:p>NUMVOX</text:p>
          </table:table-cell>
          <table:table-cell office:value-type="float" office:value="31719424" calcext:value-type="float">
            <text:p>31719424</text:p>
          </table:table-cell>
          <table:table-cell office:value-type="string" calcext:value-type="string">
            <text:p>VOXDIMS</text:p>
          </table:table-cell>
          <table:table-cell table:number-columns-repeated="3"/>
          <table:table-cell office:value-type="string" calcext:value-type="string">
            <text:p>VOXVOL</text:p>
          </table:table-cell>
          <table:table-cell/>
          <table:table-cell office:value-type="string" calcext:value-type="string">
            <text:p>TARGETVOL</text:p>
          </table:table-cell>
          <table:table-cell table:formula="of:=[.P$2]*[.H25]" office:value-type="float" office:value="27671.8805700092" calcext:value-type="float">
            <text:p>27671.8805700092</text:p>
          </table:table-cell>
          <table:table-cell table:formula="of:=100*([.R25]-[.R$18])/[.R$18]" office:value-type="float" office:value="-5.96794273264861" calcext:value-type="float">
            <text:p>-5.9679427326</text:p>
          </table:table-cell>
          <table:table-cell/>
        </table:table-row>
        <table:table-row table:style-name="ro1">
          <table:table-cell office:value-type="string" calcext:value-type="string">
            <text:p>P04_truoe404883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05_costj5525338</text:p>
          </table:table-cell>
          <table:table-cell table:number-columns-repeated="10"/>
          <table:table-cell table:number-columns-repeated="2" office:value-type="float" office:value="0.830078" calcext:value-type="float">
            <text:p>0.83007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VOXVOL</text:p>
          </table:table-cell>
          <table:table-cell table:formula="of:=[.L27]*[.M27]*[.N27]" office:value-type="float" office:value="1.72257371521" calcext:value-type="float">
            <text:p>1.7225737152</text:p>
          </table:table-cell>
          <table:table-cell office:value-type="string" calcext:value-type="string">
            <text:p>TARGETV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E</text:p>
          </table:table-cell>
          <table:table-cell office:value-type="float" office:value="0.000935" calcext:value-type="float">
            <text:p>0.000935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ZERO</text:p>
          </table:table-cell>
          <table:table-cell office:value-type="float" office:value="35284" calcext:value-type="float">
            <text:p>35284</text:p>
          </table:table-cell>
          <table:table-cell office:value-type="string" calcext:value-type="string">
            <text:p>NUMVOX</text:p>
          </table:table-cell>
          <table:table-cell office:value-type="float" office:value="37748736" calcext:value-type="float">
            <text:p>37748736</text:p>
          </table:table-cell>
          <table:table-cell office:value-type="string" calcext:value-type="string">
            <text:p>VOXDIMS</text:p>
          </table:table-cell>
          <table:table-cell table:number-columns-repeated="2" office:value-type="float" office:value="0.822" calcext:value-type="float">
            <text:p>0.822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VOXVOL</text:p>
          </table:table-cell>
          <table:table-cell table:formula="of:=[.L28]*[.M28]*[.N28]" office:value-type="float" office:value="1.68921" calcext:value-type="float">
            <text:p>1.68921</text:p>
          </table:table-cell>
          <table:table-cell office:value-type="string" calcext:value-type="string">
            <text:p>TARGETVOL</text:p>
          </table:table-cell>
          <table:table-cell table:formula="of:=[.P$2]*[.H28]" office:value-type="float" office:value="80792.2742269098" calcext:value-type="float">
            <text:p>80792.2742269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E</text:p>
          </table:table-cell>
          <table:table-cell office:value-type="float" office:value="0.000916" calcext:value-type="float">
            <text:p>0.000916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ZERO</text:p>
          </table:table-cell>
          <table:table-cell office:value-type="float" office:value="34574" calcext:value-type="float">
            <text:p>34574</text:p>
          </table:table-cell>
          <table:table-cell office:value-type="string" calcext:value-type="string">
            <text:p>NUMVOX</text:p>
          </table:table-cell>
          <table:table-cell office:value-type="float" office:value="37748736" calcext:value-type="float">
            <text:p>37748736</text:p>
          </table:table-cell>
          <table:table-cell office:value-type="string" calcext:value-type="string">
            <text:p>VOXDIMS</text:p>
          </table:table-cell>
          <table:table-cell table:number-columns-repeated="3"/>
          <table:table-cell office:value-type="string" calcext:value-type="string">
            <text:p>VOXVOL</text:p>
          </table:table-cell>
          <table:table-cell/>
          <table:table-cell office:value-type="string" calcext:value-type="string">
            <text:p>TARGETVOL</text:p>
          </table:table-cell>
          <table:table-cell table:formula="of:=[.P$2]*[.H29]" office:value-type="float" office:value="79166.536932354" calcext:value-type="float">
            <text:p>79166.536932354</text:p>
          </table:table-cell>
          <table:table-cell table:formula="of:=100*([.R29]-[.R$28])/[.R$28]" office:value-type="float" office:value="-2.01224350980614" calcext:value-type="float">
            <text:p>-2.0122435098</text:p>
          </table:table-cell>
          <table:table-cell table:formula="of:=AVERAGE([.S29:.S33])" office:value-type="float" office:value="-3.00929599818614" calcext:value-type="float">
            <text:p>-3.009295998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E</text:p>
          </table:table-cell>
          <table:table-cell office:value-type="float" office:value="0.000914" calcext:value-type="float">
            <text:p>0.000914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ZERO</text:p>
          </table:table-cell>
          <table:table-cell office:value-type="float" office:value="34484" calcext:value-type="float">
            <text:p>34484</text:p>
          </table:table-cell>
          <table:table-cell office:value-type="string" calcext:value-type="string">
            <text:p>NUMVOX</text:p>
          </table:table-cell>
          <table:table-cell office:value-type="float" office:value="37748736" calcext:value-type="float">
            <text:p>37748736</text:p>
          </table:table-cell>
          <table:table-cell office:value-type="string" calcext:value-type="string">
            <text:p>VOXDIMS</text:p>
          </table:table-cell>
          <table:table-cell table:number-columns-repeated="3"/>
          <table:table-cell office:value-type="string" calcext:value-type="string">
            <text:p>VOXVOL</text:p>
          </table:table-cell>
          <table:table-cell/>
          <table:table-cell office:value-type="string" calcext:value-type="string">
            <text:p>TARGETVOL</text:p>
          </table:table-cell>
          <table:table-cell table:formula="of:=[.P$2]*[.H30]" office:value-type="float" office:value="78960.4575569878" calcext:value-type="float">
            <text:p>78960.4575569878</text:p>
          </table:table-cell>
          <table:table-cell table:formula="of:=100*([.R30]-[.R$28])/[.R$28]" office:value-type="float" office:value="-2.26731663076749" calcext:value-type="float">
            <text:p>-2.2673166308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E</text:p>
          </table:table-cell>
          <table:table-cell office:value-type="float" office:value="0.000911" calcext:value-type="float">
            <text:p>0.000911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ZERO</text:p>
          </table:table-cell>
          <table:table-cell office:value-type="float" office:value="34396" calcext:value-type="float">
            <text:p>34396</text:p>
          </table:table-cell>
          <table:table-cell office:value-type="string" calcext:value-type="string">
            <text:p>NUMVOX</text:p>
          </table:table-cell>
          <table:table-cell office:value-type="float" office:value="37748736" calcext:value-type="float">
            <text:p>37748736</text:p>
          </table:table-cell>
          <table:table-cell office:value-type="string" calcext:value-type="string">
            <text:p>VOXDIMS</text:p>
          </table:table-cell>
          <table:table-cell table:number-columns-repeated="3"/>
          <table:table-cell office:value-type="string" calcext:value-type="string">
            <text:p>VOXVOL</text:p>
          </table:table-cell>
          <table:table-cell/>
          <table:table-cell office:value-type="string" calcext:value-type="string">
            <text:p>TARGETVOL</text:p>
          </table:table-cell>
          <table:table-cell table:formula="of:=[.P$2]*[.H31]" office:value-type="float" office:value="78758.9577232964" calcext:value-type="float">
            <text:p>78758.9577232964</text:p>
          </table:table-cell>
          <table:table-cell table:formula="of:=100*([.R31]-[.R$28])/[.R$28]" office:value-type="float" office:value="-2.51672146015191" calcext:value-type="float">
            <text:p>-2.5167214602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E</text:p>
          </table:table-cell>
          <table:table-cell office:value-type="float" office:value="0.000904" calcext:value-type="float">
            <text:p>0.000904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ZERO</text:p>
          </table:table-cell>
          <table:table-cell office:value-type="float" office:value="34141" calcext:value-type="float">
            <text:p>34141</text:p>
          </table:table-cell>
          <table:table-cell office:value-type="string" calcext:value-type="string">
            <text:p>NUMVOX</text:p>
          </table:table-cell>
          <table:table-cell office:value-type="float" office:value="37748736" calcext:value-type="float">
            <text:p>37748736</text:p>
          </table:table-cell>
          <table:table-cell office:value-type="string" calcext:value-type="string">
            <text:p>VOXDIMS</text:p>
          </table:table-cell>
          <table:table-cell table:number-columns-repeated="3"/>
          <table:table-cell office:value-type="string" calcext:value-type="string">
            <text:p>VOXVOL</text:p>
          </table:table-cell>
          <table:table-cell/>
          <table:table-cell office:value-type="string" calcext:value-type="string">
            <text:p>TARGETVOL</text:p>
          </table:table-cell>
          <table:table-cell table:formula="of:=[.P$2]*[.H32]" office:value-type="float" office:value="78175.0661597587" calcext:value-type="float">
            <text:p>78175.0661597587</text:p>
          </table:table-cell>
          <table:table-cell table:formula="of:=100*([.R32]-[.R$28])/[.R$28]" office:value-type="float" office:value="-3.23942863620904" calcext:value-type="float">
            <text:p>-3.2394286362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E</text:p>
          </table:table-cell>
          <table:table-cell office:value-type="float" office:value="0.000888" calcext:value-type="float">
            <text:p>0.000888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ZERO</text:p>
          </table:table-cell>
          <table:table-cell office:value-type="float" office:value="33516" calcext:value-type="float">
            <text:p>33516</text:p>
          </table:table-cell>
          <table:table-cell office:value-type="string" calcext:value-type="string">
            <text:p>NUMVOX</text:p>
          </table:table-cell>
          <table:table-cell office:value-type="float" office:value="37748736" calcext:value-type="float">
            <text:p>37748736</text:p>
          </table:table-cell>
          <table:table-cell office:value-type="string" calcext:value-type="string">
            <text:p>VOXDIMS</text:p>
          </table:table-cell>
          <table:table-cell table:number-columns-repeated="3"/>
          <table:table-cell office:value-type="string" calcext:value-type="string">
            <text:p>VOXVOL</text:p>
          </table:table-cell>
          <table:table-cell/>
          <table:table-cell office:value-type="string" calcext:value-type="string">
            <text:p>TARGETVOL</text:p>
          </table:table-cell>
          <table:table-cell table:formula="of:=[.P$2]*[.H33]" office:value-type="float" office:value="76743.9593863822" calcext:value-type="float">
            <text:p>76743.9593863822</text:p>
          </table:table-cell>
          <table:table-cell table:formula="of:=100*([.R33]-[.R$28])/[.R$28]" office:value-type="float" office:value="-5.01076975399614" calcext:value-type="float">
            <text:p>-5.010769754</text:p>
          </table:table-cell>
          <table:table-cell/>
        </table:table-row>
        <table:table-row table:style-name="ro1">
          <table:table-cell office:value-type="string" calcext:value-type="string">
            <text:p>P07_lohmp44665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E</text:p>
          </table:table-cell>
          <table:table-cell office:value-type="float" office:value="0.001483" calcext:value-type="float">
            <text:p>0.001483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ZERO</text:p>
          </table:table-cell>
          <table:table-cell office:value-type="float" office:value="55201" calcext:value-type="float">
            <text:p>55201</text:p>
          </table:table-cell>
          <table:table-cell office:value-type="string" calcext:value-type="string">
            <text:p>NUMVOX</text:p>
          </table:table-cell>
          <table:table-cell office:value-type="float" office:value="37224448" calcext:value-type="float">
            <text:p>37224448</text:p>
          </table:table-cell>
          <table:table-cell office:value-type="string" calcext:value-type="string">
            <text:p>VOXDIMS</text:p>
          </table:table-cell>
          <table:table-cell table:number-columns-repeated="2" office:value-type="float" office:value="0.849609" calcext:value-type="float">
            <text:p>0.84960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VOXVOL</text:p>
          </table:table-cell>
          <table:table-cell table:formula="of:=[.L35]*[.M35]*[.N35]" office:value-type="float" office:value="1.8045886322025" calcext:value-type="float">
            <text:p>1.8045886322</text:p>
          </table:table-cell>
          <table:table-cell office:value-type="string" calcext:value-type="string">
            <text:p>TARGETVOL</text:p>
          </table:table-cell>
          <table:table-cell table:formula="of:=[.P$2]*[.H35]" office:value-type="float" office:value="126397.639995455" calcext:value-type="float">
            <text:p>126397.63999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E</text:p>
          </table:table-cell>
          <table:table-cell office:value-type="float" office:value="0.001622" calcext:value-type="float">
            <text:p>0.001622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ZERO</text:p>
          </table:table-cell>
          <table:table-cell office:value-type="float" office:value="60361" calcext:value-type="float">
            <text:p>60361</text:p>
          </table:table-cell>
          <table:table-cell office:value-type="string" calcext:value-type="string">
            <text:p>NUMVOX</text:p>
          </table:table-cell>
          <table:table-cell office:value-type="float" office:value="37224448" calcext:value-type="float">
            <text:p>37224448</text:p>
          </table:table-cell>
          <table:table-cell office:value-type="string" calcext:value-type="string">
            <text:p>VOXDIMS</text:p>
          </table:table-cell>
          <table:table-cell table:number-columns-repeated="3"/>
          <table:table-cell office:value-type="string" calcext:value-type="string">
            <text:p>VOXVOL</text:p>
          </table:table-cell>
          <table:table-cell/>
          <table:table-cell office:value-type="string" calcext:value-type="string">
            <text:p>TARGETVOL</text:p>
          </table:table-cell>
          <table:table-cell table:formula="of:=[.P$2]*[.H36]" office:value-type="float" office:value="138212.857516452" calcext:value-type="float">
            <text:p>138212.857516452</text:p>
          </table:table-cell>
          <table:table-cell table:formula="of:=100*([.R36]-[.R$35])/[.R$35]" office:value-type="float" office:value="9.34765674534883" calcext:value-type="float">
            <text:p>9.3476567453</text:p>
          </table:table-cell>
          <table:table-cell table:formula="of:=AVERAGE([.S36:.S42])" office:value-type="float" office:value="3.85396744882986" calcext:value-type="float">
            <text:p>3.853967448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E</text:p>
          </table:table-cell>
          <table:table-cell office:value-type="float" office:value="0.001608" calcext:value-type="float">
            <text:p>0.001608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ZERO</text:p>
          </table:table-cell>
          <table:table-cell office:value-type="float" office:value="59845" calcext:value-type="float">
            <text:p>59845</text:p>
          </table:table-cell>
          <table:table-cell office:value-type="string" calcext:value-type="string">
            <text:p>NUMVOX</text:p>
          </table:table-cell>
          <table:table-cell office:value-type="float" office:value="37224448" calcext:value-type="float">
            <text:p>37224448</text:p>
          </table:table-cell>
          <table:table-cell office:value-type="string" calcext:value-type="string">
            <text:p>VOXDIMS</text:p>
          </table:table-cell>
          <table:table-cell table:number-columns-repeated="3"/>
          <table:table-cell office:value-type="string" calcext:value-type="string">
            <text:p>VOXVOL</text:p>
          </table:table-cell>
          <table:table-cell/>
          <table:table-cell office:value-type="string" calcext:value-type="string">
            <text:p>TARGETVOL</text:p>
          </table:table-cell>
          <table:table-cell table:formula="of:=[.P$2]*[.H37]" office:value-type="float" office:value="137031.335764353" calcext:value-type="float">
            <text:p>137031.335764353</text:p>
          </table:table-cell>
          <table:table-cell table:formula="of:=100*([.R37]-[.R$35])/[.R$35]" office:value-type="float" office:value="8.41289107081393" calcext:value-type="float">
            <text:p>8.4128910708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E</text:p>
          </table:table-cell>
          <table:table-cell office:value-type="float" office:value="0.001567" calcext:value-type="float">
            <text:p>0.001567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ZERO</text:p>
          </table:table-cell>
          <table:table-cell office:value-type="float" office:value="58335" calcext:value-type="float">
            <text:p>58335</text:p>
          </table:table-cell>
          <table:table-cell office:value-type="string" calcext:value-type="string">
            <text:p>NUMVOX</text:p>
          </table:table-cell>
          <table:table-cell office:value-type="float" office:value="37224448" calcext:value-type="float">
            <text:p>37224448</text:p>
          </table:table-cell>
          <table:table-cell office:value-type="string" calcext:value-type="string">
            <text:p>VOXDIMS</text:p>
          </table:table-cell>
          <table:table-cell table:number-columns-repeated="3"/>
          <table:table-cell office:value-type="string" calcext:value-type="string">
            <text:p>VOXVOL</text:p>
          </table:table-cell>
          <table:table-cell/>
          <table:table-cell office:value-type="string" calcext:value-type="string">
            <text:p>TARGETVOL</text:p>
          </table:table-cell>
          <table:table-cell table:formula="of:=[.P$2]*[.H38]" office:value-type="float" office:value="133573.781799875" calcext:value-type="float">
            <text:p>133573.781799875</text:p>
          </table:table-cell>
          <table:table-cell table:formula="of:=100*([.R38]-[.R$35])/[.R$35]" office:value-type="float" office:value="5.67743337983008" calcext:value-type="float">
            <text:p>5.6774333798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E</text:p>
          </table:table-cell>
          <table:table-cell office:value-type="float" office:value="0.001476" calcext:value-type="float">
            <text:p>0.001476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ZERO</text:p>
          </table:table-cell>
          <table:table-cell office:value-type="float" office:value="54957" calcext:value-type="float">
            <text:p>54957</text:p>
          </table:table-cell>
          <table:table-cell office:value-type="string" calcext:value-type="string">
            <text:p>NUMVOX</text:p>
          </table:table-cell>
          <table:table-cell office:value-type="float" office:value="37224448" calcext:value-type="float">
            <text:p>37224448</text:p>
          </table:table-cell>
          <table:table-cell office:value-type="string" calcext:value-type="string">
            <text:p>VOXDIMS</text:p>
          </table:table-cell>
          <table:table-cell table:number-columns-repeated="3"/>
          <table:table-cell office:value-type="string" calcext:value-type="string">
            <text:p>VOXVOL</text:p>
          </table:table-cell>
          <table:table-cell/>
          <table:table-cell office:value-type="string" calcext:value-type="string">
            <text:p>TARGETVOL</text:p>
          </table:table-cell>
          <table:table-cell table:formula="of:=[.P$2]*[.H39]" office:value-type="float" office:value="125838.935911129" calcext:value-type="float">
            <text:p>125838.935911129</text:p>
          </table:table-cell>
          <table:table-cell table:formula="of:=100*([.R39]-[.R$35])/[.R$35]" office:value-type="float" office:value="-0.442020977880834" calcext:value-type="float">
            <text:p>-0.4420209779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E</text:p>
          </table:table-cell>
          <table:table-cell office:value-type="float" office:value="0.001458" calcext:value-type="float">
            <text:p>0.001458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ZERO</text:p>
          </table:table-cell>
          <table:table-cell office:value-type="float" office:value="54258" calcext:value-type="float">
            <text:p>54258</text:p>
          </table:table-cell>
          <table:table-cell office:value-type="string" calcext:value-type="string">
            <text:p>NUMVOX</text:p>
          </table:table-cell>
          <table:table-cell office:value-type="float" office:value="37224448" calcext:value-type="float">
            <text:p>37224448</text:p>
          </table:table-cell>
          <table:table-cell office:value-type="string" calcext:value-type="string">
            <text:p>VOXDIMS</text:p>
          </table:table-cell>
          <table:table-cell table:number-columns-repeated="3"/>
          <table:table-cell office:value-type="string" calcext:value-type="string">
            <text:p>VOXVOL</text:p>
          </table:table-cell>
          <table:table-cell/>
          <table:table-cell office:value-type="string" calcext:value-type="string">
            <text:p>TARGETVOL</text:p>
          </table:table-cell>
          <table:table-cell table:formula="of:=[.P$2]*[.H40]" office:value-type="float" office:value="124238.386095785" calcext:value-type="float">
            <text:p>124238.386095785</text:p>
          </table:table-cell>
          <table:table-cell table:formula="of:=100*([.R40]-[.R$35])/[.R$35]" office:value-type="float" office:value="-1.70830238582634" calcext:value-type="float">
            <text:p>-1.7083023858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E</text:p>
          </table:table-cell>
          <table:table-cell office:value-type="float" office:value="0.001526" calcext:value-type="float">
            <text:p>0.001526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ZERO</text:p>
          </table:table-cell>
          <table:table-cell office:value-type="float" office:value="56803" calcext:value-type="float">
            <text:p>56803</text:p>
          </table:table-cell>
          <table:table-cell office:value-type="string" calcext:value-type="string">
            <text:p>NUMVOX</text:p>
          </table:table-cell>
          <table:table-cell office:value-type="float" office:value="37224448" calcext:value-type="float">
            <text:p>37224448</text:p>
          </table:table-cell>
          <table:table-cell office:value-type="string" calcext:value-type="string">
            <text:p>VOXDIMS</text:p>
          </table:table-cell>
          <table:table-cell table:number-columns-repeated="3"/>
          <table:table-cell office:value-type="string" calcext:value-type="string">
            <text:p>VOXVOL</text:p>
          </table:table-cell>
          <table:table-cell/>
          <table:table-cell office:value-type="string" calcext:value-type="string">
            <text:p>TARGETVOL</text:p>
          </table:table-cell>
          <table:table-cell table:formula="of:=[.P$2]*[.H41]" office:value-type="float" office:value="130065.852876974" calcext:value-type="float">
            <text:p>130065.852876974</text:p>
          </table:table-cell>
          <table:table-cell table:formula="of:=100*([.R41]-[.R$35])/[.R$35]" office:value-type="float" office:value="2.90212133838155" calcext:value-type="float">
            <text:p>2.9021213384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E</text:p>
          </table:table-cell>
          <table:table-cell office:value-type="float" office:value="0.001524" calcext:value-type="float">
            <text:p>0.001524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ZERO</text:p>
          </table:table-cell>
          <table:table-cell office:value-type="float" office:value="56740" calcext:value-type="float">
            <text:p>56740</text:p>
          </table:table-cell>
          <table:table-cell office:value-type="string" calcext:value-type="string">
            <text:p>NUMVOX</text:p>
          </table:table-cell>
          <table:table-cell office:value-type="float" office:value="37224448" calcext:value-type="float">
            <text:p>37224448</text:p>
          </table:table-cell>
          <table:table-cell office:value-type="string" calcext:value-type="string">
            <text:p>VOXDIMS</text:p>
          </table:table-cell>
          <table:table-cell table:number-columns-repeated="3"/>
          <table:table-cell office:value-type="string" calcext:value-type="string">
            <text:p>VOXVOL</text:p>
          </table:table-cell>
          <table:table-cell/>
          <table:table-cell office:value-type="string" calcext:value-type="string">
            <text:p>TARGETVOL</text:p>
          </table:table-cell>
          <table:table-cell table:formula="of:=[.P$2]*[.H42]" office:value-type="float" office:value="129921.597314218" calcext:value-type="float">
            <text:p>129921.597314218</text:p>
          </table:table-cell>
          <table:table-cell table:formula="of:=100*([.R42]-[.R$35])/[.R$35]" office:value-type="float" office:value="2.78799297114183" calcext:value-type="float">
            <text:p>2.7879929711</text:p>
          </table:table-cell>
          <table:table-cell/>
        </table:table-row>
        <table:table-row table:style-name="ro1">
          <table:table-cell office:value-type="string" calcext:value-type="string">
            <text:p>P08_pappn559618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E</text:p>
          </table:table-cell>
          <table:table-cell office:value-type="float" office:value="0.001888" calcext:value-type="float">
            <text:p>0.001888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ZERO</text:p>
          </table:table-cell>
          <table:table-cell office:value-type="float" office:value="61373" calcext:value-type="float">
            <text:p>61373</text:p>
          </table:table-cell>
          <table:table-cell office:value-type="string" calcext:value-type="string">
            <text:p>NUMVOX</text:p>
          </table:table-cell>
          <table:table-cell office:value-type="float" office:value="32505856" calcext:value-type="float">
            <text:p>32505856</text:p>
          </table:table-cell>
          <table:table-cell office:value-type="string" calcext:value-type="string">
            <text:p>VOXDIMS</text:p>
          </table:table-cell>
          <table:table-cell table:number-columns-repeated="2" office:value-type="float" office:value="1.07422" calcext:value-type="float">
            <text:p>1.07422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VOXVOL</text:p>
          </table:table-cell>
          <table:table-cell table:formula="of:=[.L44]*[.M44]*[.N44]" office:value-type="float" office:value="2.884871521" calcext:value-type="float">
            <text:p>2.884871521</text:p>
          </table:table-cell>
          <table:table-cell office:value-type="string" calcext:value-type="string">
            <text:p>TARGETVOL</text:p>
          </table:table-cell>
          <table:table-cell table:formula="of:=[.P$2]*[.H44]" office:value-type="float" office:value="140530.105603904" calcext:value-type="float">
            <text:p>140530.1056039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E</text:p>
          </table:table-cell>
          <table:table-cell office:value-type="float" office:value="0.001303" calcext:value-type="float">
            <text:p>0.001303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ZERO</text:p>
          </table:table-cell>
          <table:table-cell office:value-type="float" office:value="42367" calcext:value-type="float">
            <text:p>42367</text:p>
          </table:table-cell>
          <table:table-cell office:value-type="string" calcext:value-type="string">
            <text:p>NUMVOX</text:p>
          </table:table-cell>
          <table:table-cell office:value-type="float" office:value="32505856" calcext:value-type="float">
            <text:p>32505856</text:p>
          </table:table-cell>
          <table:table-cell office:value-type="string" calcext:value-type="string">
            <text:p>VOXDIMS</text:p>
          </table:table-cell>
          <table:table-cell table:number-columns-repeated="3"/>
          <table:table-cell office:value-type="string" calcext:value-type="string">
            <text:p>VOXVOL</text:p>
          </table:table-cell>
          <table:table-cell/>
          <table:table-cell office:value-type="string" calcext:value-type="string">
            <text:p>TARGETVOL</text:p>
          </table:table-cell>
          <table:table-cell table:formula="of:=[.P$2]*[.H45]" office:value-type="float" office:value="97010.7210682317" calcext:value-type="float">
            <text:p>97010.7210682317</text:p>
          </table:table-cell>
          <table:table-cell table:formula="of:=100*([.R45]-[.R$44])/[.R$44]" office:value-type="float" office:value="-30.9680152510061" calcext:value-type="float">
            <text:p>-30.968015251</text:p>
          </table:table-cell>
          <table:table-cell table:formula="of:=AVERAGE([.S45:.S50])" office:value-type="float" office:value="-39.5887985487647" calcext:value-type="float">
            <text:p>-39.588798548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E</text:p>
          </table:table-cell>
          <table:table-cell office:value-type="float" office:value="0.001162" calcext:value-type="float">
            <text:p>0.001162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ZERO</text:p>
          </table:table-cell>
          <table:table-cell office:value-type="float" office:value="37777" calcext:value-type="float">
            <text:p>37777</text:p>
          </table:table-cell>
          <table:table-cell office:value-type="string" calcext:value-type="string">
            <text:p>NUMVOX</text:p>
          </table:table-cell>
          <table:table-cell office:value-type="float" office:value="32505856" calcext:value-type="float">
            <text:p>32505856</text:p>
          </table:table-cell>
          <table:table-cell office:value-type="string" calcext:value-type="string">
            <text:p>VOXDIMS</text:p>
          </table:table-cell>
          <table:table-cell table:number-columns-repeated="3"/>
          <table:table-cell office:value-type="string" calcext:value-type="string">
            <text:p>VOXVOL</text:p>
          </table:table-cell>
          <table:table-cell/>
          <table:table-cell office:value-type="string" calcext:value-type="string">
            <text:p>TARGETVOL</text:p>
          </table:table-cell>
          <table:table-cell table:formula="of:=[.P$2]*[.H46]" office:value-type="float" office:value="86500.6729245542" calcext:value-type="float">
            <text:p>86500.6729245542</text:p>
          </table:table-cell>
          <table:table-cell table:formula="of:=100*([.R46]-[.R$44])/[.R$44]" office:value-type="float" office:value="-38.446874032555" calcext:value-type="float">
            <text:p>-38.4468740326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E</text:p>
          </table:table-cell>
          <table:table-cell office:value-type="float" office:value="0.001144" calcext:value-type="float">
            <text:p>0.001144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ZERO</text:p>
          </table:table-cell>
          <table:table-cell office:value-type="float" office:value="37173" calcext:value-type="float">
            <text:p>37173</text:p>
          </table:table-cell>
          <table:table-cell office:value-type="string" calcext:value-type="string">
            <text:p>NUMVOX</text:p>
          </table:table-cell>
          <table:table-cell office:value-type="float" office:value="32505856" calcext:value-type="float">
            <text:p>32505856</text:p>
          </table:table-cell>
          <table:table-cell office:value-type="string" calcext:value-type="string">
            <text:p>VOXDIMS</text:p>
          </table:table-cell>
          <table:table-cell table:number-columns-repeated="3"/>
          <table:table-cell office:value-type="string" calcext:value-type="string">
            <text:p>VOXVOL</text:p>
          </table:table-cell>
          <table:table-cell/>
          <table:table-cell office:value-type="string" calcext:value-type="string">
            <text:p>TARGETVOL</text:p>
          </table:table-cell>
          <table:table-cell table:formula="of:=[.P$2]*[.H47]" office:value-type="float" office:value="85117.6513387631" calcext:value-type="float">
            <text:p>85117.6513387631</text:p>
          </table:table-cell>
          <table:table-cell table:formula="of:=100*([.R47]-[.R$44])/[.R$44]" office:value-type="float" office:value="-39.431020155443" calcext:value-type="float">
            <text:p>-39.4310201554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E</text:p>
          </table:table-cell>
          <table:table-cell office:value-type="float" office:value="0.001078" calcext:value-type="float">
            <text:p>0.001078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ZERO</text:p>
          </table:table-cell>
          <table:table-cell office:value-type="float" office:value="35031" calcext:value-type="float">
            <text:p>35031</text:p>
          </table:table-cell>
          <table:table-cell office:value-type="string" calcext:value-type="string">
            <text:p>NUMVOX</text:p>
          </table:table-cell>
          <table:table-cell office:value-type="float" office:value="32505856" calcext:value-type="float">
            <text:p>32505856</text:p>
          </table:table-cell>
          <table:table-cell office:value-type="string" calcext:value-type="string">
            <text:p>VOXDIMS</text:p>
          </table:table-cell>
          <table:table-cell table:number-columns-repeated="3"/>
          <table:table-cell office:value-type="string" calcext:value-type="string">
            <text:p>VOXVOL</text:p>
          </table:table-cell>
          <table:table-cell/>
          <table:table-cell office:value-type="string" calcext:value-type="string">
            <text:p>TARGETVOL</text:p>
          </table:table-cell>
          <table:table-cell table:formula="of:=[.P$2]*[.H48]" office:value-type="float" office:value="80212.962205047" calcext:value-type="float">
            <text:p>80212.962205047</text:p>
          </table:table-cell>
          <table:table-cell table:formula="of:=100*([.R48]-[.R$44])/[.R$44]" office:value-type="float" office:value="-42.9211542534991" calcext:value-type="float">
            <text:p>-42.9211542535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E</text:p>
          </table:table-cell>
          <table:table-cell office:value-type="float" office:value="0.001081" calcext:value-type="float">
            <text:p>0.001081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ZERO</text:p>
          </table:table-cell>
          <table:table-cell office:value-type="float" office:value="35128" calcext:value-type="float">
            <text:p>35128</text:p>
          </table:table-cell>
          <table:table-cell office:value-type="string" calcext:value-type="string">
            <text:p>NUMVOX</text:p>
          </table:table-cell>
          <table:table-cell office:value-type="float" office:value="32505856" calcext:value-type="float">
            <text:p>32505856</text:p>
          </table:table-cell>
          <table:table-cell office:value-type="string" calcext:value-type="string">
            <text:p>VOXDIMS</text:p>
          </table:table-cell>
          <table:table-cell table:number-columns-repeated="3"/>
          <table:table-cell office:value-type="string" calcext:value-type="string">
            <text:p>VOXVOL</text:p>
          </table:table-cell>
          <table:table-cell/>
          <table:table-cell office:value-type="string" calcext:value-type="string">
            <text:p>TARGETVOL</text:p>
          </table:table-cell>
          <table:table-cell table:formula="of:=[.P$2]*[.H49]" office:value-type="float" office:value="80435.069976275" calcext:value-type="float">
            <text:p>80435.069976275</text:p>
          </table:table-cell>
          <table:table-cell table:formula="of:=100*([.R49]-[.R$44])/[.R$44]" office:value-type="float" office:value="-42.7631042966777" calcext:value-type="float">
            <text:p>-42.7631042967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E</text:p>
          </table:table-cell>
          <table:table-cell office:value-type="float" office:value="0.001076" calcext:value-type="float">
            <text:p>0.001076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ZERO</text:p>
          </table:table-cell>
          <table:table-cell office:value-type="float" office:value="34981" calcext:value-type="float">
            <text:p>34981</text:p>
          </table:table-cell>
          <table:table-cell office:value-type="string" calcext:value-type="string">
            <text:p>NUMVOX</text:p>
          </table:table-cell>
          <table:table-cell office:value-type="float" office:value="32505856" calcext:value-type="float">
            <text:p>32505856</text:p>
          </table:table-cell>
          <table:table-cell office:value-type="string" calcext:value-type="string">
            <text:p>VOXDIMS</text:p>
          </table:table-cell>
          <table:table-cell table:number-columns-repeated="3"/>
          <table:table-cell office:value-type="string" calcext:value-type="string">
            <text:p>VOXVOL</text:p>
          </table:table-cell>
          <table:table-cell/>
          <table:table-cell office:value-type="string" calcext:value-type="string">
            <text:p>TARGETVOL</text:p>
          </table:table-cell>
          <table:table-cell table:formula="of:=[.P$2]*[.H50]" office:value-type="float" office:value="80098.4736631768" calcext:value-type="float">
            <text:p>80098.4736631768</text:p>
          </table:table-cell>
          <table:table-cell table:formula="of:=100*([.R50]-[.R$44])/[.R$44]" office:value-type="float" office:value="-43.002623303407" calcext:value-type="float">
            <text:p>-43.0026233034</text:p>
          </table:table-cell>
          <table:table-cell/>
        </table:table-row>
        <table:table-row table:style-name="ro1">
          <table:table-cell office:value-type="string" calcext:value-type="string">
            <text:p>P10_auffm194478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E</text:p>
          </table:table-cell>
          <table:table-cell office:value-type="float" office:value="0.000576" calcext:value-type="float">
            <text:p>0.000576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ZERO</text:p>
          </table:table-cell>
          <table:table-cell office:value-type="float" office:value="24024" calcext:value-type="float">
            <text:p>24024</text:p>
          </table:table-cell>
          <table:table-cell office:value-type="string" calcext:value-type="string">
            <text:p>NUMVOX</text:p>
          </table:table-cell>
          <table:table-cell office:value-type="float" office:value="41680896" calcext:value-type="float">
            <text:p>41680896</text:p>
          </table:table-cell>
          <table:table-cell office:value-type="string" calcext:value-type="string">
            <text:p>VOXDIMS</text:p>
          </table:table-cell>
          <table:table-cell table:number-columns-repeated="2" office:value-type="float" office:value="0.644531" calcext:value-type="float">
            <text:p>0.64453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VOXVOL</text:p>
          </table:table-cell>
          <table:table-cell table:formula="of:=[.L52]*[.M52]*[.N52]" office:value-type="float" office:value="1.0385505249025" calcext:value-type="float">
            <text:p>1.0385505249</text:p>
          </table:table-cell>
          <table:table-cell office:value-type="string" calcext:value-type="string">
            <text:p>TARGETVOL</text:p>
          </table:table-cell>
          <table:table-cell table:formula="of:=[.P$2]*[.H52]" office:value-type="float" office:value="55009.4545977577" calcext:value-type="float">
            <text:p>55009.45459775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E</text:p>
          </table:table-cell>
          <table:table-cell office:value-type="float" office:value="0.000619" calcext:value-type="float">
            <text:p>0.000619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ZERO</text:p>
          </table:table-cell>
          <table:table-cell office:value-type="float" office:value="25789" calcext:value-type="float">
            <text:p>25789</text:p>
          </table:table-cell>
          <table:table-cell office:value-type="string" calcext:value-type="string">
            <text:p>NUMVOX</text:p>
          </table:table-cell>
          <table:table-cell office:value-type="float" office:value="41680896" calcext:value-type="float">
            <text:p>41680896</text:p>
          </table:table-cell>
          <table:table-cell office:value-type="string" calcext:value-type="string">
            <text:p>VOXDIMS</text:p>
          </table:table-cell>
          <table:table-cell table:number-columns-repeated="3"/>
          <table:table-cell office:value-type="string" calcext:value-type="string">
            <text:p>VOXVOL</text:p>
          </table:table-cell>
          <table:table-cell/>
          <table:table-cell office:value-type="string" calcext:value-type="string">
            <text:p>TARGETVOL</text:p>
          </table:table-cell>
          <table:table-cell table:formula="of:=[.P$2]*[.H53]" office:value-type="float" office:value="59050.9001257731" calcext:value-type="float">
            <text:p>59050.9001257731</text:p>
          </table:table-cell>
          <table:table-cell table:formula="of:=100*([.R53]-[.R$52])/[.R$52]" office:value-type="float" office:value="7.34681984681985" calcext:value-type="float">
            <text:p>7.3468198468</text:p>
          </table:table-cell>
          <table:table-cell table:formula="of:=AVERAGE([.S53:.S58])" office:value-type="float" office:value="12.0476745476746" calcext:value-type="float">
            <text:p>12.047674547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E</text:p>
          </table:table-cell>
          <table:table-cell office:value-type="float" office:value="0.000687" calcext:value-type="float">
            <text:p>0.000687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ZERO</text:p>
          </table:table-cell>
          <table:table-cell office:value-type="float" office:value="28629" calcext:value-type="float">
            <text:p>28629</text:p>
          </table:table-cell>
          <table:table-cell office:value-type="string" calcext:value-type="string">
            <text:p>NUMVOX</text:p>
          </table:table-cell>
          <table:table-cell office:value-type="float" office:value="41680896" calcext:value-type="float">
            <text:p>41680896</text:p>
          </table:table-cell>
          <table:table-cell office:value-type="string" calcext:value-type="string">
            <text:p>VOXDIMS</text:p>
          </table:table-cell>
          <table:table-cell table:number-columns-repeated="3"/>
          <table:table-cell office:value-type="string" calcext:value-type="string">
            <text:p>VOXVOL</text:p>
          </table:table-cell>
          <table:table-cell/>
          <table:table-cell office:value-type="string" calcext:value-type="string">
            <text:p>TARGETVOL</text:p>
          </table:table-cell>
          <table:table-cell table:formula="of:=[.P$2]*[.H54]" office:value-type="float" office:value="65553.8493039962" calcext:value-type="float">
            <text:p>65553.8493039962</text:p>
          </table:table-cell>
          <table:table-cell table:formula="of:=100*([.R54]-[.R$52])/[.R$52]" office:value-type="float" office:value="19.1683316683317" calcext:value-type="float">
            <text:p>19.1683316683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E</text:p>
          </table:table-cell>
          <table:table-cell office:value-type="float" office:value="0.00061" calcext:value-type="float">
            <text:p>0.00061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ZERO</text:p>
          </table:table-cell>
          <table:table-cell office:value-type="float" office:value="25439" calcext:value-type="float">
            <text:p>25439</text:p>
          </table:table-cell>
          <table:table-cell office:value-type="string" calcext:value-type="string">
            <text:p>NUMVOX</text:p>
          </table:table-cell>
          <table:table-cell office:value-type="float" office:value="41680896" calcext:value-type="float">
            <text:p>41680896</text:p>
          </table:table-cell>
          <table:table-cell office:value-type="string" calcext:value-type="string">
            <text:p>VOXDIMS</text:p>
          </table:table-cell>
          <table:table-cell table:number-columns-repeated="3"/>
          <table:table-cell office:value-type="string" calcext:value-type="string">
            <text:p>VOXVOL</text:p>
          </table:table-cell>
          <table:table-cell/>
          <table:table-cell office:value-type="string" calcext:value-type="string">
            <text:p>TARGETVOL</text:p>
          </table:table-cell>
          <table:table-cell table:formula="of:=[.P$2]*[.H55]" office:value-type="float" office:value="58249.4803326822" calcext:value-type="float">
            <text:p>58249.4803326822</text:p>
          </table:table-cell>
          <table:table-cell table:formula="of:=100*([.R55]-[.R$52])/[.R$52]" office:value-type="float" office:value="5.88994338994339" calcext:value-type="float">
            <text:p>5.8899433899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E</text:p>
          </table:table-cell>
          <table:table-cell office:value-type="float" office:value="0.000612" calcext:value-type="float">
            <text:p>0.000612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ZERO</text:p>
          </table:table-cell>
          <table:table-cell office:value-type="float" office:value="25521" calcext:value-type="float">
            <text:p>25521</text:p>
          </table:table-cell>
          <table:table-cell office:value-type="string" calcext:value-type="string">
            <text:p>NUMVOX</text:p>
          </table:table-cell>
          <table:table-cell office:value-type="float" office:value="41680896" calcext:value-type="float">
            <text:p>41680896</text:p>
          </table:table-cell>
          <table:table-cell office:value-type="string" calcext:value-type="string">
            <text:p>VOXDIMS</text:p>
          </table:table-cell>
          <table:table-cell table:number-columns-repeated="3"/>
          <table:table-cell office:value-type="string" calcext:value-type="string">
            <text:p>VOXVOL</text:p>
          </table:table-cell>
          <table:table-cell/>
          <table:table-cell office:value-type="string" calcext:value-type="string">
            <text:p>TARGETVOL</text:p>
          </table:table-cell>
          <table:table-cell table:formula="of:=[.P$2]*[.H56]" office:value-type="float" office:value="58437.2415413492" calcext:value-type="float">
            <text:p>58437.2415413492</text:p>
          </table:table-cell>
          <table:table-cell table:formula="of:=100*([.R56]-[.R$52])/[.R$52]" office:value-type="float" office:value="6.23126873126873" calcext:value-type="float">
            <text:p>6.2312687313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E</text:p>
          </table:table-cell>
          <table:table-cell office:value-type="float" office:value="0.000678" calcext:value-type="float">
            <text:p>0.000678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ZERO</text:p>
          </table:table-cell>
          <table:table-cell office:value-type="float" office:value="28255" calcext:value-type="float">
            <text:p>28255</text:p>
          </table:table-cell>
          <table:table-cell office:value-type="string" calcext:value-type="string">
            <text:p>NUMVOX</text:p>
          </table:table-cell>
          <table:table-cell office:value-type="float" office:value="41680896" calcext:value-type="float">
            <text:p>41680896</text:p>
          </table:table-cell>
          <table:table-cell office:value-type="string" calcext:value-type="string">
            <text:p>VOXDIMS</text:p>
          </table:table-cell>
          <table:table-cell table:number-columns-repeated="3"/>
          <table:table-cell office:value-type="string" calcext:value-type="string">
            <text:p>VOXVOL</text:p>
          </table:table-cell>
          <table:table-cell/>
          <table:table-cell office:value-type="string" calcext:value-type="string">
            <text:p>TARGETVOL</text:p>
          </table:table-cell>
          <table:table-cell table:formula="of:=[.P$2]*[.H57]" office:value-type="float" office:value="64697.4750108076" calcext:value-type="float">
            <text:p>64697.4750108076</text:p>
          </table:table-cell>
          <table:table-cell table:formula="of:=100*([.R57]-[.R$52])/[.R$52]" office:value-type="float" office:value="17.6115551115551" calcext:value-type="float">
            <text:p>17.6115551116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E</text:p>
          </table:table-cell>
          <table:table-cell office:value-type="float" office:value="0.000669" calcext:value-type="float">
            <text:p>0.000669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ZERO</text:p>
          </table:table-cell>
          <table:table-cell office:value-type="float" office:value="27877" calcext:value-type="float">
            <text:p>27877</text:p>
          </table:table-cell>
          <table:table-cell office:value-type="string" calcext:value-type="string">
            <text:p>NUMVOX</text:p>
          </table:table-cell>
          <table:table-cell office:value-type="float" office:value="41680896" calcext:value-type="float">
            <text:p>41680896</text:p>
          </table:table-cell>
          <table:table-cell office:value-type="string" calcext:value-type="string">
            <text:p>VOXDIMS</text:p>
          </table:table-cell>
          <table:table-cell table:number-columns-repeated="3"/>
          <table:table-cell office:value-type="string" calcext:value-type="string">
            <text:p>VOXVOL</text:p>
          </table:table-cell>
          <table:table-cell/>
          <table:table-cell office:value-type="string" calcext:value-type="string">
            <text:p>TARGETVOL</text:p>
          </table:table-cell>
          <table:table-cell table:formula="of:=[.P$2]*[.H58]" office:value-type="float" office:value="63831.9416342695" calcext:value-type="float">
            <text:p>63831.9416342695</text:p>
          </table:table-cell>
          <table:table-cell table:formula="of:=100*([.R58]-[.R$52])/[.R$52]" office:value-type="float" office:value="16.0381285381285" calcext:value-type="float">
            <text:p>16.0381285381</text:p>
          </table:table-cell>
          <table:table-cell/>
        </table:table-row>
        <table:table-row table:style-name="ro1">
          <table:table-cell office:value-type="string" calcext:value-type="string">
            <text:p>P14_oldhj557183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E</text:p>
          </table:table-cell>
          <table:table-cell office:value-type="float" office:value="0.00125" calcext:value-type="float">
            <text:p>0.00125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ZERO</text:p>
          </table:table-cell>
          <table:table-cell office:value-type="float" office:value="39645" calcext:value-type="float">
            <text:p>39645</text:p>
          </table:table-cell>
          <table:table-cell office:value-type="string" calcext:value-type="string">
            <text:p>NUMVOX</text:p>
          </table:table-cell>
          <table:table-cell office:value-type="float" office:value="31719424" calcext:value-type="float">
            <text:p>31719424</text:p>
          </table:table-cell>
          <table:table-cell office:value-type="string" calcext:value-type="string">
            <text:p>VOXDIMS</text:p>
          </table:table-cell>
          <table:table-cell table:number-columns-repeated="2" office:value-type="float" office:value="0.898438" calcext:value-type="float">
            <text:p>0.89843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VOXVOL</text:p>
          </table:table-cell>
          <table:table-cell table:formula="of:=[.L60]*[.M60]*[.N60]" office:value-type="float" office:value="2.01797709961" calcext:value-type="float">
            <text:p>2.0179770996</text:p>
          </table:table-cell>
          <table:table-cell office:value-type="string" calcext:value-type="string">
            <text:p>TARGETVOL</text:p>
          </table:table-cell>
          <table:table-cell table:formula="of:=[.P$2]*[.H60]" office:value-type="float" office:value="90777.9648488221" calcext:value-type="float">
            <text:p>90777.96484882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E</text:p>
          </table:table-cell>
          <table:table-cell office:value-type="float" office:value="0.001295" calcext:value-type="float">
            <text:p>0.001295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ZERO</text:p>
          </table:table-cell>
          <table:table-cell office:value-type="float" office:value="41067" calcext:value-type="float">
            <text:p>41067</text:p>
          </table:table-cell>
          <table:table-cell office:value-type="string" calcext:value-type="string">
            <text:p>NUMVOX</text:p>
          </table:table-cell>
          <table:table-cell office:value-type="float" office:value="31719424" calcext:value-type="float">
            <text:p>31719424</text:p>
          </table:table-cell>
          <table:table-cell office:value-type="string" calcext:value-type="string">
            <text:p>VOXDIMS</text:p>
          </table:table-cell>
          <table:table-cell table:number-columns-repeated="3"/>
          <table:table-cell office:value-type="string" calcext:value-type="string">
            <text:p>VOXVOL</text:p>
          </table:table-cell>
          <table:table-cell/>
          <table:table-cell office:value-type="string" calcext:value-type="string">
            <text:p>TARGETVOL</text:p>
          </table:table-cell>
          <table:table-cell table:formula="of:=[.P$2]*[.H61]" office:value-type="float" office:value="94034.0189796085" calcext:value-type="float">
            <text:p>94034.0189796085</text:p>
          </table:table-cell>
          <table:table-cell table:formula="of:=100*([.R61]-[.R$60])/[.R$60]" office:value-type="float" office:value="3.58683314415438" calcext:value-type="float">
            <text:p>3.5868331442</text:p>
          </table:table-cell>
          <table:table-cell table:formula="of:=AVERAGE([.S61:.S65])" office:value-type="float" office:value="7.11817379240762" calcext:value-type="float">
            <text:p>7.118173792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E</text:p>
          </table:table-cell>
          <table:table-cell office:value-type="float" office:value="0.001407" calcext:value-type="float">
            <text:p>0.001407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ZERO</text:p>
          </table:table-cell>
          <table:table-cell office:value-type="float" office:value="44638" calcext:value-type="float">
            <text:p>44638</text:p>
          </table:table-cell>
          <table:table-cell office:value-type="string" calcext:value-type="string">
            <text:p>NUMVOX</text:p>
          </table:table-cell>
          <table:table-cell office:value-type="float" office:value="31719424" calcext:value-type="float">
            <text:p>31719424</text:p>
          </table:table-cell>
          <table:table-cell office:value-type="string" calcext:value-type="string">
            <text:p>VOXDIMS</text:p>
          </table:table-cell>
          <table:table-cell table:number-columns-repeated="3"/>
          <table:table-cell office:value-type="string" calcext:value-type="string">
            <text:p>VOXVOL</text:p>
          </table:table-cell>
          <table:table-cell/>
          <table:table-cell office:value-type="string" calcext:value-type="string">
            <text:p>TARGETVOL</text:p>
          </table:table-cell>
          <table:table-cell table:formula="of:=[.P$2]*[.H62]" office:value-type="float" office:value="102210.790639973" calcext:value-type="float">
            <text:p>102210.790639973</text:p>
          </table:table-cell>
          <table:table-cell table:formula="of:=100*([.R62]-[.R$60])/[.R$60]" office:value-type="float" office:value="12.5942741833775" calcext:value-type="float">
            <text:p>12.5942741834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E</text:p>
          </table:table-cell>
          <table:table-cell office:value-type="float" office:value="0.001323" calcext:value-type="float">
            <text:p>0.001323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ZERO</text:p>
          </table:table-cell>
          <table:table-cell office:value-type="float" office:value="41959" calcext:value-type="float">
            <text:p>41959</text:p>
          </table:table-cell>
          <table:table-cell office:value-type="string" calcext:value-type="string">
            <text:p>NUMVOX</text:p>
          </table:table-cell>
          <table:table-cell office:value-type="float" office:value="31719424" calcext:value-type="float">
            <text:p>31719424</text:p>
          </table:table-cell>
          <table:table-cell office:value-type="string" calcext:value-type="string">
            <text:p>VOXDIMS</text:p>
          </table:table-cell>
          <table:table-cell table:number-columns-repeated="3"/>
          <table:table-cell office:value-type="string" calcext:value-type="string">
            <text:p>VOXVOL</text:p>
          </table:table-cell>
          <table:table-cell/>
          <table:table-cell office:value-type="string" calcext:value-type="string">
            <text:p>TARGETVOL</text:p>
          </table:table-cell>
          <table:table-cell table:formula="of:=[.P$2]*[.H63]" office:value-type="float" office:value="96076.4945665715" calcext:value-type="float">
            <text:p>96076.4945665715</text:p>
          </table:table-cell>
          <table:table-cell table:formula="of:=100*([.R63]-[.R$60])/[.R$60]" office:value-type="float" office:value="5.83680161432715" calcext:value-type="float">
            <text:p>5.8368016143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E</text:p>
          </table:table-cell>
          <table:table-cell office:value-type="float" office:value="0.001345" calcext:value-type="float">
            <text:p>0.001345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ZERO</text:p>
          </table:table-cell>
          <table:table-cell office:value-type="float" office:value="42653" calcext:value-type="float">
            <text:p>42653</text:p>
          </table:table-cell>
          <table:table-cell office:value-type="string" calcext:value-type="string">
            <text:p>NUMVOX</text:p>
          </table:table-cell>
          <table:table-cell office:value-type="float" office:value="31719424" calcext:value-type="float">
            <text:p>31719424</text:p>
          </table:table-cell>
          <table:table-cell office:value-type="string" calcext:value-type="string">
            <text:p>VOXDIMS</text:p>
          </table:table-cell>
          <table:table-cell table:number-columns-repeated="3"/>
          <table:table-cell office:value-type="string" calcext:value-type="string">
            <text:p>VOXVOL</text:p>
          </table:table-cell>
          <table:table-cell/>
          <table:table-cell office:value-type="string" calcext:value-type="string">
            <text:p>TARGETVOL</text:p>
          </table:table-cell>
          <table:table-cell table:formula="of:=[.P$2]*[.H64]" office:value-type="float" office:value="97665.5955277288" calcext:value-type="float">
            <text:p>97665.5955277288</text:p>
          </table:table-cell>
          <table:table-cell table:formula="of:=100*([.R64]-[.R$60])/[.R$60]" office:value-type="float" office:value="7.58733762138983" calcext:value-type="float">
            <text:p>7.5873376214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E</text:p>
          </table:table-cell>
          <table:table-cell office:value-type="float" office:value="0.001325" calcext:value-type="float">
            <text:p>0.001325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ZERO</text:p>
          </table:table-cell>
          <table:table-cell office:value-type="float" office:value="42018" calcext:value-type="float">
            <text:p>42018</text:p>
          </table:table-cell>
          <table:table-cell office:value-type="string" calcext:value-type="string">
            <text:p>NUMVOX</text:p>
          </table:table-cell>
          <table:table-cell office:value-type="float" office:value="31719424" calcext:value-type="float">
            <text:p>31719424</text:p>
          </table:table-cell>
          <table:table-cell office:value-type="string" calcext:value-type="string">
            <text:p>VOXDIMS</text:p>
          </table:table-cell>
          <table:table-cell table:number-columns-repeated="3"/>
          <table:table-cell office:value-type="string" calcext:value-type="string">
            <text:p>VOXVOL</text:p>
          </table:table-cell>
          <table:table-cell/>
          <table:table-cell office:value-type="string" calcext:value-type="string">
            <text:p>TARGETVOL</text:p>
          </table:table-cell>
          <table:table-cell table:formula="of:=[.P$2]*[.H65]" office:value-type="float" office:value="96211.5910459782" calcext:value-type="float">
            <text:p>96211.5910459782</text:p>
          </table:table-cell>
          <table:table-cell table:formula="of:=100*([.R65]-[.R$60])/[.R$60]" office:value-type="float" office:value="5.98562239878926" calcext:value-type="float">
            <text:p>5.9856223988</text:p>
          </table:table-cell>
          <table:table-cell/>
        </table:table-row>
        <table:table-row table:style-name="ro1">
          <table:table-cell office:value-type="string" calcext:value-type="string">
            <text:p>P15_robej558764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E</text:p>
          </table:table-cell>
          <table:table-cell office:value-type="float" office:value="0.000134" calcext:value-type="float">
            <text:p>0.000134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ZERO</text:p>
          </table:table-cell>
          <table:table-cell office:value-type="float" office:value="5036" calcext:value-type="float">
            <text:p>5036</text:p>
          </table:table-cell>
          <table:table-cell office:value-type="string" calcext:value-type="string">
            <text:p>NUMVOX</text:p>
          </table:table-cell>
          <table:table-cell office:value-type="float" office:value="37486592" calcext:value-type="float">
            <text:p>37486592</text:p>
          </table:table-cell>
          <table:table-cell office:value-type="string" calcext:value-type="string">
            <text:p>VOXDIMS</text:p>
          </table:table-cell>
          <table:table-cell table:number-columns-repeated="2" office:value-type="float" office:value="0.976562" calcext:value-type="float">
            <text:p>0.976562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VOXVOL</text:p>
          </table:table-cell>
          <table:table-cell table:formula="of:=[.L67]*[.M67]*[.N67]" office:value-type="float" office:value="2.38418334961" calcext:value-type="float">
            <text:p>2.3841833496</text:p>
          </table:table-cell>
          <table:table-cell office:value-type="string" calcext:value-type="string">
            <text:p>TARGETVOL</text:p>
          </table:table-cell>
          <table:table-cell table:formula="of:=[.P$2]*[.H67]" office:value-type="float" office:value="11531.285937159" calcext:value-type="float">
            <text:p>11531.285937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E</text:p>
          </table:table-cell>
          <table:table-cell office:value-type="float" office:value="0.000133" calcext:value-type="float">
            <text:p>0.000133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ZERO</text:p>
          </table:table-cell>
          <table:table-cell office:value-type="float" office:value="5001" calcext:value-type="float">
            <text:p>5001</text:p>
          </table:table-cell>
          <table:table-cell office:value-type="string" calcext:value-type="string">
            <text:p>NUMVOX</text:p>
          </table:table-cell>
          <table:table-cell office:value-type="float" office:value="37486592" calcext:value-type="float">
            <text:p>37486592</text:p>
          </table:table-cell>
          <table:table-cell office:value-type="string" calcext:value-type="string">
            <text:p>VOXDIMS</text:p>
          </table:table-cell>
          <table:table-cell table:number-columns-repeated="3"/>
          <table:table-cell office:value-type="string" calcext:value-type="string">
            <text:p>VOXVOL</text:p>
          </table:table-cell>
          <table:table-cell/>
          <table:table-cell office:value-type="string" calcext:value-type="string">
            <text:p>TARGETVOL</text:p>
          </table:table-cell>
          <table:table-cell table:formula="of:=[.P$2]*[.H68]" office:value-type="float" office:value="11451.1439578499" calcext:value-type="float">
            <text:p>11451.1439578499</text:p>
          </table:table-cell>
          <table:table-cell table:formula="of:=100*([.R68]-[.R$67])/[.R$67]" office:value-type="float" office:value="-0.694996028594112" calcext:value-type="float">
            <text:p>-0.6949960286</text:p>
          </table:table-cell>
          <table:table-cell table:formula="of:=AVERAGE([.S68:.S73])" office:value-type="float" office:value="-1.3833730473921" calcext:value-type="float">
            <text:p>-1.383373047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E</text:p>
          </table:table-cell>
          <table:table-cell office:value-type="float" office:value="0.000136" calcext:value-type="float">
            <text:p>0.000136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ZERO</text:p>
          </table:table-cell>
          <table:table-cell office:value-type="float" office:value="5107" calcext:value-type="float">
            <text:p>5107</text:p>
          </table:table-cell>
          <table:table-cell office:value-type="string" calcext:value-type="string">
            <text:p>NUMVOX</text:p>
          </table:table-cell>
          <table:table-cell office:value-type="float" office:value="37486592" calcext:value-type="float">
            <text:p>37486592</text:p>
          </table:table-cell>
          <table:table-cell office:value-type="string" calcext:value-type="string">
            <text:p>VOXDIMS</text:p>
          </table:table-cell>
          <table:table-cell table:number-columns-repeated="3"/>
          <table:table-cell office:value-type="string" calcext:value-type="string">
            <text:p>VOXVOL</text:p>
          </table:table-cell>
          <table:table-cell/>
          <table:table-cell office:value-type="string" calcext:value-type="string">
            <text:p>TARGETVOL</text:p>
          </table:table-cell>
          <table:table-cell table:formula="of:=[.P$2]*[.H69]" office:value-type="float" office:value="11693.8596666146" calcext:value-type="float">
            <text:p>11693.8596666146</text:p>
          </table:table-cell>
          <table:table-cell table:formula="of:=100*([.R69]-[.R$67])/[.R$67]" office:value-type="float" office:value="1.40984908657666" calcext:value-type="float">
            <text:p>1.4098490866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E</text:p>
          </table:table-cell>
          <table:table-cell office:value-type="float" office:value="0.00013" calcext:value-type="float">
            <text:p>0.00013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ZERO</text:p>
          </table:table-cell>
          <table:table-cell office:value-type="float" office:value="4885" calcext:value-type="float">
            <text:p>4885</text:p>
          </table:table-cell>
          <table:table-cell office:value-type="string" calcext:value-type="string">
            <text:p>NUMVOX</text:p>
          </table:table-cell>
          <table:table-cell office:value-type="float" office:value="37486592" calcext:value-type="float">
            <text:p>37486592</text:p>
          </table:table-cell>
          <table:table-cell office:value-type="string" calcext:value-type="string">
            <text:p>VOXDIMS</text:p>
          </table:table-cell>
          <table:table-cell table:number-columns-repeated="3"/>
          <table:table-cell office:value-type="string" calcext:value-type="string">
            <text:p>VOXVOL</text:p>
          </table:table-cell>
          <table:table-cell/>
          <table:table-cell office:value-type="string" calcext:value-type="string">
            <text:p>TARGETVOL</text:p>
          </table:table-cell>
          <table:table-cell table:formula="of:=[.P$2]*[.H70]" office:value-type="float" office:value="11185.5305407112" calcext:value-type="float">
            <text:p>11185.5305407112</text:p>
          </table:table-cell>
          <table:table-cell table:formula="of:=100*([.R70]-[.R$67])/[.R$67]" office:value-type="float" office:value="-2.99841143764893" calcext:value-type="float">
            <text:p>-2.9984114376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E</text:p>
          </table:table-cell>
          <table:table-cell office:value-type="float" office:value="0.000135" calcext:value-type="float">
            <text:p>0.000135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ZERO</text:p>
          </table:table-cell>
          <table:table-cell office:value-type="float" office:value="5060" calcext:value-type="float">
            <text:p>5060</text:p>
          </table:table-cell>
          <table:table-cell office:value-type="string" calcext:value-type="string">
            <text:p>NUMVOX</text:p>
          </table:table-cell>
          <table:table-cell office:value-type="float" office:value="37486592" calcext:value-type="float">
            <text:p>37486592</text:p>
          </table:table-cell>
          <table:table-cell office:value-type="string" calcext:value-type="string">
            <text:p>VOXDIMS</text:p>
          </table:table-cell>
          <table:table-cell table:number-columns-repeated="3"/>
          <table:table-cell office:value-type="string" calcext:value-type="string">
            <text:p>VOXVOL</text:p>
          </table:table-cell>
          <table:table-cell/>
          <table:table-cell office:value-type="string" calcext:value-type="string">
            <text:p>TARGETVOL</text:p>
          </table:table-cell>
          <table:table-cell table:formula="of:=[.P$2]*[.H71]" office:value-type="float" office:value="11586.2404372567" calcext:value-type="float">
            <text:p>11586.2404372567</text:p>
          </table:table-cell>
          <table:table-cell table:formula="of:=100*([.R71]-[.R$67])/[.R$67]" office:value-type="float" office:value="0.476568705321696" calcext:value-type="float">
            <text:p>0.4765687053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E</text:p>
          </table:table-cell>
          <table:table-cell office:value-type="float" office:value="0.00013" calcext:value-type="float">
            <text:p>0.00013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ZERO</text:p>
          </table:table-cell>
          <table:table-cell office:value-type="float" office:value="4862" calcext:value-type="float">
            <text:p>4862</text:p>
          </table:table-cell>
          <table:table-cell office:value-type="string" calcext:value-type="string">
            <text:p>NUMVOX</text:p>
          </table:table-cell>
          <table:table-cell office:value-type="float" office:value="37486592" calcext:value-type="float">
            <text:p>37486592</text:p>
          </table:table-cell>
          <table:table-cell office:value-type="string" calcext:value-type="string">
            <text:p>VOXDIMS</text:p>
          </table:table-cell>
          <table:table-cell table:number-columns-repeated="3"/>
          <table:table-cell office:value-type="string" calcext:value-type="string">
            <text:p>VOXVOL</text:p>
          </table:table-cell>
          <table:table-cell/>
          <table:table-cell office:value-type="string" calcext:value-type="string">
            <text:p>TARGETVOL</text:p>
          </table:table-cell>
          <table:table-cell table:formula="of:=[.P$2]*[.H72]" office:value-type="float" office:value="11132.865811451" calcext:value-type="float">
            <text:p>11132.865811451</text:p>
          </table:table-cell>
          <table:table-cell table:formula="of:=100*([.R72]-[.R$67])/[.R$67]" office:value-type="float" office:value="-3.45512311358221" calcext:value-type="float">
            <text:p>-3.4551231136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E</text:p>
          </table:table-cell>
          <table:table-cell office:value-type="float" office:value="0.00013" calcext:value-type="float">
            <text:p>0.00013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ZERO</text:p>
          </table:table-cell>
          <table:table-cell office:value-type="float" office:value="4883" calcext:value-type="float">
            <text:p>4883</text:p>
          </table:table-cell>
          <table:table-cell office:value-type="string" calcext:value-type="string">
            <text:p>NUMVOX</text:p>
          </table:table-cell>
          <table:table-cell office:value-type="float" office:value="37486592" calcext:value-type="float">
            <text:p>37486592</text:p>
          </table:table-cell>
          <table:table-cell office:value-type="string" calcext:value-type="string">
            <text:p>VOXDIMS</text:p>
          </table:table-cell>
          <table:table-cell table:number-columns-repeated="3"/>
          <table:table-cell office:value-type="string" calcext:value-type="string">
            <text:p>VOXVOL</text:p>
          </table:table-cell>
          <table:table-cell/>
          <table:table-cell office:value-type="string" calcext:value-type="string">
            <text:p>TARGETVOL</text:p>
          </table:table-cell>
          <table:table-cell table:formula="of:=[.P$2]*[.H73]" office:value-type="float" office:value="11180.9509990364" calcext:value-type="float">
            <text:p>11180.9509990364</text:p>
          </table:table-cell>
          <table:table-cell table:formula="of:=100*([.R73]-[.R$67])/[.R$67]" office:value-type="float" office:value="-3.03812549642573" calcext:value-type="float">
            <text:p>-3.0381254964</text:p>
          </table:table-cell>
          <table:table-cell/>
        </table:table-row>
        <table:table-row table:style-name="ro1">
          <table:table-cell office:value-type="string" calcext:value-type="string">
            <text:p>P16_debig558965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E</text:p>
          </table:table-cell>
          <table:table-cell office:value-type="float" office:value="0.001016" calcext:value-type="float">
            <text:p>0.001016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ZERO</text:p>
          </table:table-cell>
          <table:table-cell office:value-type="float" office:value="39149" calcext:value-type="float">
            <text:p>39149</text:p>
          </table:table-cell>
          <table:table-cell office:value-type="string" calcext:value-type="string">
            <text:p>NUMVOX</text:p>
          </table:table-cell>
          <table:table-cell office:value-type="float" office:value="38535168" calcext:value-type="float">
            <text:p>38535168</text:p>
          </table:table-cell>
          <table:table-cell office:value-type="string" calcext:value-type="string">
            <text:p>VOXDIMS</text:p>
          </table:table-cell>
          <table:table-cell table:number-columns-repeated="2" office:value-type="float" office:value="0.990234" calcext:value-type="float">
            <text:p>0.990234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VOXVOL</text:p>
          </table:table-cell>
          <table:table-cell table:formula="of:=[.L75]*[.M75]*[.N75]" office:value-type="float" office:value="2.45140843689" calcext:value-type="float">
            <text:p>2.4514084369</text:p>
          </table:table-cell>
          <table:table-cell office:value-type="string" calcext:value-type="string">
            <text:p>TARGETVOL</text:p>
          </table:table-cell>
          <table:table-cell table:formula="of:=[.P$2]*[.H75]" office:value-type="float" office:value="89642.2385134705" calcext:value-type="float">
            <text:p>89642.23851347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E</text:p>
          </table:table-cell>
          <table:table-cell office:value-type="float" office:value="0.000984" calcext:value-type="float">
            <text:p>0.000984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ZERO</text:p>
          </table:table-cell>
          <table:table-cell office:value-type="float" office:value="37924" calcext:value-type="float">
            <text:p>37924</text:p>
          </table:table-cell>
          <table:table-cell office:value-type="string" calcext:value-type="string">
            <text:p>NUMVOX</text:p>
          </table:table-cell>
          <table:table-cell office:value-type="float" office:value="38535168" calcext:value-type="float">
            <text:p>38535168</text:p>
          </table:table-cell>
          <table:table-cell office:value-type="string" calcext:value-type="string">
            <text:p>VOXDIMS</text:p>
          </table:table-cell>
          <table:table-cell table:number-columns-repeated="3"/>
          <table:table-cell office:value-type="string" calcext:value-type="string">
            <text:p>VOXVOL</text:p>
          </table:table-cell>
          <table:table-cell/>
          <table:table-cell office:value-type="string" calcext:value-type="string">
            <text:p>TARGETVOL</text:p>
          </table:table-cell>
          <table:table-cell table:formula="of:=[.P$2]*[.H76]" office:value-type="float" office:value="86837.2692376524" calcext:value-type="float">
            <text:p>86837.2692376524</text:p>
          </table:table-cell>
          <table:table-cell table:formula="of:=100*([.R76]-[.R$75])/[.R$75]" office:value-type="float" office:value="-3.12907098521035" calcext:value-type="float">
            <text:p>-3.1290709852</text:p>
          </table:table-cell>
          <table:table-cell table:formula="of:=AVERAGE([.S76:.S83])" office:value-type="float" office:value="0.378042861886645" calcext:value-type="float">
            <text:p>0.378042861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E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ZERO</text:p>
          </table:table-cell>
          <table:table-cell office:value-type="float" office:value="38533" calcext:value-type="float">
            <text:p>38533</text:p>
          </table:table-cell>
          <table:table-cell office:value-type="string" calcext:value-type="string">
            <text:p>NUMVOX</text:p>
          </table:table-cell>
          <table:table-cell office:value-type="float" office:value="38535168" calcext:value-type="float">
            <text:p>38535168</text:p>
          </table:table-cell>
          <table:table-cell office:value-type="string" calcext:value-type="string">
            <text:p>VOXDIMS</text:p>
          </table:table-cell>
          <table:table-cell table:number-columns-repeated="3"/>
          <table:table-cell office:value-type="string" calcext:value-type="string">
            <text:p>VOXVOL</text:p>
          </table:table-cell>
          <table:table-cell/>
          <table:table-cell office:value-type="string" calcext:value-type="string">
            <text:p>TARGETVOL</text:p>
          </table:table-cell>
          <table:table-cell table:formula="of:=[.P$2]*[.H77]" office:value-type="float" office:value="88231.7396776305" calcext:value-type="float">
            <text:p>88231.7396776305</text:p>
          </table:table-cell>
          <table:table-cell table:formula="of:=100*([.R77]-[.R$75])/[.R$75]" office:value-type="float" office:value="-1.57347569542005" calcext:value-type="float">
            <text:p>-1.5734756954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E</text:p>
          </table:table-cell>
          <table:table-cell office:value-type="float" office:value="0.001053" calcext:value-type="float">
            <text:p>0.001053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ZERO</text:p>
          </table:table-cell>
          <table:table-cell office:value-type="float" office:value="40560" calcext:value-type="float">
            <text:p>40560</text:p>
          </table:table-cell>
          <table:table-cell office:value-type="string" calcext:value-type="string">
            <text:p>NUMVOX</text:p>
          </table:table-cell>
          <table:table-cell office:value-type="float" office:value="38535168" calcext:value-type="float">
            <text:p>38535168</text:p>
          </table:table-cell>
          <table:table-cell office:value-type="string" calcext:value-type="string">
            <text:p>VOXDIMS</text:p>
          </table:table-cell>
          <table:table-cell table:number-columns-repeated="3"/>
          <table:table-cell office:value-type="string" calcext:value-type="string">
            <text:p>VOXVOL</text:p>
          </table:table-cell>
          <table:table-cell/>
          <table:table-cell office:value-type="string" calcext:value-type="string">
            <text:p>TARGETVOL</text:p>
          </table:table-cell>
          <table:table-cell table:formula="of:=[.P$2]*[.H78]" office:value-type="float" office:value="92873.1051650454" calcext:value-type="float">
            <text:p>92873.1051650454</text:p>
          </table:table-cell>
          <table:table-cell table:formula="of:=100*([.R78]-[.R$75])/[.R$75]" office:value-type="float" office:value="3.60417890623005" calcext:value-type="float">
            <text:p>3.6041789062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E</text:p>
          </table:table-cell>
          <table:table-cell office:value-type="float" office:value="0.001013" calcext:value-type="float">
            <text:p>0.001013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ZERO</text:p>
          </table:table-cell>
          <table:table-cell office:value-type="float" office:value="39041" calcext:value-type="float">
            <text:p>39041</text:p>
          </table:table-cell>
          <table:table-cell office:value-type="string" calcext:value-type="string">
            <text:p>NUMVOX</text:p>
          </table:table-cell>
          <table:table-cell office:value-type="float" office:value="38535168" calcext:value-type="float">
            <text:p>38535168</text:p>
          </table:table-cell>
          <table:table-cell office:value-type="string" calcext:value-type="string">
            <text:p>VOXDIMS</text:p>
          </table:table-cell>
          <table:table-cell table:number-columns-repeated="3"/>
          <table:table-cell office:value-type="string" calcext:value-type="string">
            <text:p>VOXVOL</text:p>
          </table:table-cell>
          <table:table-cell/>
          <table:table-cell office:value-type="string" calcext:value-type="string">
            <text:p>TARGETVOL</text:p>
          </table:table-cell>
          <table:table-cell table:formula="of:=[.P$2]*[.H79]" office:value-type="float" office:value="89394.943263031" calcext:value-type="float">
            <text:p>89394.943263031</text:p>
          </table:table-cell>
          <table:table-cell table:formula="of:=100*([.R79]-[.R$75])/[.R$75]" office:value-type="float" office:value="-0.275869115430783" calcext:value-type="float">
            <text:p>-0.2758691154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E</text:p>
          </table:table-cell>
          <table:table-cell office:value-type="float" office:value="0.001101" calcext:value-type="float">
            <text:p>0.001101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ZERO</text:p>
          </table:table-cell>
          <table:table-cell office:value-type="float" office:value="42408" calcext:value-type="float">
            <text:p>42408</text:p>
          </table:table-cell>
          <table:table-cell office:value-type="string" calcext:value-type="string">
            <text:p>NUMVOX</text:p>
          </table:table-cell>
          <table:table-cell office:value-type="float" office:value="38535168" calcext:value-type="float">
            <text:p>38535168</text:p>
          </table:table-cell>
          <table:table-cell office:value-type="string" calcext:value-type="string">
            <text:p>VOXDIMS</text:p>
          </table:table-cell>
          <table:table-cell table:number-columns-repeated="3"/>
          <table:table-cell office:value-type="string" calcext:value-type="string">
            <text:p>VOXVOL</text:p>
          </table:table-cell>
          <table:table-cell/>
          <table:table-cell office:value-type="string" calcext:value-type="string">
            <text:p>TARGETVOL</text:p>
          </table:table-cell>
          <table:table-cell table:formula="of:=[.P$2]*[.H80]" office:value-type="float" office:value="97104.6016725652" calcext:value-type="float">
            <text:p>97104.6016725652</text:p>
          </table:table-cell>
          <table:table-cell table:formula="of:=100*([.R80]-[.R$75])/[.R$75]" office:value-type="float" office:value="8.32460599249023" calcext:value-type="float">
            <text:p>8.3246059925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E</text:p>
          </table:table-cell>
          <table:table-cell office:value-type="float" office:value="0.000999" calcext:value-type="float">
            <text:p>0.000999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ZERO</text:p>
          </table:table-cell>
          <table:table-cell office:value-type="float" office:value="38510" calcext:value-type="float">
            <text:p>38510</text:p>
          </table:table-cell>
          <table:table-cell office:value-type="string" calcext:value-type="string">
            <text:p>NUMVOX</text:p>
          </table:table-cell>
          <table:table-cell office:value-type="float" office:value="38535168" calcext:value-type="float">
            <text:p>38535168</text:p>
          </table:table-cell>
          <table:table-cell office:value-type="string" calcext:value-type="string">
            <text:p>VOXDIMS</text:p>
          </table:table-cell>
          <table:table-cell table:number-columns-repeated="3"/>
          <table:table-cell office:value-type="string" calcext:value-type="string">
            <text:p>VOXVOL</text:p>
          </table:table-cell>
          <table:table-cell/>
          <table:table-cell office:value-type="string" calcext:value-type="string">
            <text:p>TARGETVOL</text:p>
          </table:table-cell>
          <table:table-cell table:formula="of:=[.P$2]*[.H81]" office:value-type="float" office:value="88179.0749483703" calcext:value-type="float">
            <text:p>88179.0749483703</text:p>
          </table:table-cell>
          <table:table-cell table:formula="of:=100*([.R81]-[.R$75])/[.R$75]" office:value-type="float" office:value="-1.63222559963216" calcext:value-type="float">
            <text:p>-1.6322255996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E</text:p>
          </table:table-cell>
          <table:table-cell office:value-type="float" office:value="0.000989" calcext:value-type="float">
            <text:p>0.000989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ZERO</text:p>
          </table:table-cell>
          <table:table-cell office:value-type="float" office:value="38103" calcext:value-type="float">
            <text:p>38103</text:p>
          </table:table-cell>
          <table:table-cell office:value-type="string" calcext:value-type="string">
            <text:p>NUMVOX</text:p>
          </table:table-cell>
          <table:table-cell office:value-type="float" office:value="38535168" calcext:value-type="float">
            <text:p>38535168</text:p>
          </table:table-cell>
          <table:table-cell office:value-type="string" calcext:value-type="string">
            <text:p>VOXDIMS</text:p>
          </table:table-cell>
          <table:table-cell table:number-columns-repeated="3"/>
          <table:table-cell office:value-type="string" calcext:value-type="string">
            <text:p>VOXVOL</text:p>
          </table:table-cell>
          <table:table-cell/>
          <table:table-cell office:value-type="string" calcext:value-type="string">
            <text:p>TARGETVOL</text:p>
          </table:table-cell>
          <table:table-cell table:formula="of:=[.P$2]*[.H82]" office:value-type="float" office:value="87247.1382175474" calcext:value-type="float">
            <text:p>87247.1382175474</text:p>
          </table:table-cell>
          <table:table-cell table:formula="of:=100*([.R82]-[.R$75])/[.R$75]" office:value-type="float" office:value="-2.67184346982042" calcext:value-type="float">
            <text:p>-2.671843469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12:27:01.291165050</meta:creation-date>
    <dc:date>2018-04-04T15:11:25.401735058</dc:date>
    <meta:editing-duration>PT2H34M10S</meta:editing-duration>
    <meta:editing-cycles>3</meta:editing-cycles>
    <meta:generator>LibreOffice/4.2.8.2$Linux_X86_64 LibreOffice_project/420m0$Build-2</meta:generator>
    <meta:document-statistic meta:table-count="2" meta:cell-count="1338" meta:object-count="0"/>
  </office:meta>
</office:document-meta>
</file>